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498cm" style:rel-column-width="9628*"/>
    </style:style>
    <style:style style:name="Tabell1.B" style:family="table-column">
      <style:table-column-properties style:column-width="1.503cm" style:rel-column-width="5793*"/>
    </style:style>
    <style:style style:name="Tabell1.C" style:family="table-column">
      <style:table-column-properties style:column-width="1.799cm" style:rel-column-width="6935*"/>
    </style:style>
    <style:style style:name="Tabell1.D" style:family="table-column">
      <style:table-column-properties style:column-width="1.905cm" style:rel-column-width="7343*"/>
    </style:style>
    <style:style style:name="Tabell1.F" style:family="table-column">
      <style:table-column-properties style:column-width="2.395cm" style:rel-column-width="9233*"/>
    </style:style>
    <style:style style:name="Tabell1.G" style:family="table-column">
      <style:table-column-properties style:column-width="1.7cm" style:rel-column-width="6554*"/>
    </style:style>
    <style:style style:name="Tabell1.I" style:family="table-column">
      <style:table-column-properties style:column-width="1.702cm" style:rel-column-width="6560*"/>
    </style:style>
    <style:style style:name="Tabell1.A1" style:family="table-cell">
      <style:table-cell-properties fo:padding="0.097cm" fo:border-left="0.05pt solid #000000" fo:border-right="none" fo:border-top="0.05pt solid #000000" fo:border-bottom="none"/>
    </style:style>
    <style:style style:name="Tabell1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3.704cm" style:rel-column-width="14279*"/>
    </style:style>
    <style:style style:name="Tabell2.B" style:family="table-column">
      <style:table-column-properties style:column-width="5.503cm" style:rel-column-width="21214*"/>
    </style:style>
    <style:style style:name="Tabell2.C" style:family="table-column">
      <style:table-column-properties style:column-width="7.793cm" style:rel-column-width="30042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C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2.498cm" style:rel-column-width="9628*"/>
    </style:style>
    <style:style style:name="Tabell3.B" style:family="table-column">
      <style:table-column-properties style:column-width="1.503cm" style:rel-column-width="5793*"/>
    </style:style>
    <style:style style:name="Tabell3.C" style:family="table-column">
      <style:table-column-properties style:column-width="1.799cm" style:rel-column-width="6935*"/>
    </style:style>
    <style:style style:name="Tabell3.D" style:family="table-column">
      <style:table-column-properties style:column-width="1.905cm" style:rel-column-width="7343*"/>
    </style:style>
    <style:style style:name="Tabell3.F" style:family="table-column">
      <style:table-column-properties style:column-width="2.395cm" style:rel-column-width="9233*"/>
    </style:style>
    <style:style style:name="Tabell3.G" style:family="table-column">
      <style:table-column-properties style:column-width="1.7cm" style:rel-column-width="6554*"/>
    </style:style>
    <style:style style:name="Tabell3.I" style:family="table-column">
      <style:table-column-properties style:column-width="1.702cm" style:rel-column-width="6560*"/>
    </style:style>
    <style:style style:name="Tabell3.A1" style:family="table-cell">
      <style:table-cell-properties fo:padding="0.097cm" fo:border-left="0.05pt solid #000000" fo:border-right="none" fo:border-top="0.05pt solid #000000" fo:border-bottom="none"/>
    </style:style>
    <style:style style:name="Tabell3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3.A2" style:family="table-cell">
      <style:table-cell-properties fo:padding="0.097cm" fo:border-left="0.05pt solid #000000" fo:border-right="none" fo:border-top="none" fo:border-bottom="0.05pt solid #000000"/>
    </style:style>
    <style:style style:name="Tabell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3.704cm" style:rel-column-width="14279*"/>
    </style:style>
    <style:style style:name="Tabell4.B" style:family="table-column">
      <style:table-column-properties style:column-width="5.503cm" style:rel-column-width="21214*"/>
    </style:style>
    <style:style style:name="Tabell4.C" style:family="table-column">
      <style:table-column-properties style:column-width="7.793cm" style:rel-column-width="30042*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C1" style:family="table-cell">
      <style:table-cell-properties fo:padding="0.097cm" fo:border="0.05pt solid #000000"/>
    </style:style>
    <style:style style:name="Tabell4.A2" style:family="table-cell">
      <style:table-cell-properties fo:padding="0.097cm" fo:border-left="0.05pt solid #000000" fo:border-right="none" fo:border-top="none" fo:border-bottom="0.05pt solid #000000"/>
    </style:style>
    <style:style style:name="Tabell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5" style:family="table">
      <style:table-properties style:width="17.209cm" fo:margin-left="0cm" table:align="left"/>
    </style:style>
    <style:style style:name="Tabell5.A" style:family="table-column">
      <style:table-column-properties style:column-width="2.392cm"/>
    </style:style>
    <style:style style:name="Tabell5.B" style:family="table-column">
      <style:table-column-properties style:column-width="2.604cm"/>
    </style:style>
    <style:style style:name="Tabell5.C" style:family="table-column">
      <style:table-column-properties style:column-width="2.307cm"/>
    </style:style>
    <style:style style:name="Tabell5.D" style:family="table-column">
      <style:table-column-properties style:column-width="2.498cm"/>
    </style:style>
    <style:style style:name="Tabell5.G" style:family="table-column">
      <style:table-column-properties style:column-width="2.519cm"/>
    </style:style>
    <style:style style:name="Tabell5.A1" style:family="table-cell">
      <style:table-cell-properties fo:padding="0.097cm" fo:border-left="0.05pt solid #000000" fo:border-right="none" fo:border-top="0.05pt solid #000000" fo:border-bottom="none"/>
    </style:style>
    <style:style style:name="Tabell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5.A2" style:family="table-cell">
      <style:table-cell-properties fo:padding="0.097cm" fo:border-left="0.05pt solid #000000" fo:border-right="none" fo:border-top="none" fo:border-bottom="0.05pt solid #000000"/>
    </style:style>
    <style:style style:name="Tabell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6" style:family="table">
      <style:table-properties style:width="17.209cm" fo:margin-left="0cm" table:align="left"/>
    </style:style>
    <style:style style:name="Tabell6.A" style:family="table-column">
      <style:table-column-properties style:column-width="2.794cm"/>
    </style:style>
    <style:style style:name="Tabell6.B" style:family="table-column">
      <style:table-column-properties style:column-width="3.006cm"/>
    </style:style>
    <style:style style:name="Tabell6.C" style:family="table-column">
      <style:table-column-properties style:column-width="2.709cm"/>
    </style:style>
    <style:style style:name="Tabell6.D" style:family="table-column">
      <style:table-column-properties style:column-width="2.9cm"/>
    </style:style>
    <style:style style:name="Tabell6.A1" style:family="table-cell">
      <style:table-cell-properties fo:padding="0.097cm" fo:border-left="0.05pt solid #000000" fo:border-right="none" fo:border-top="0.05pt solid #000000" fo:border-bottom="none"/>
    </style:style>
    <style:style style:name="Tabell6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6.A2" style:family="table-cell">
      <style:table-cell-properties fo:padding="0.097cm" fo:border-left="0.05pt solid #000000" fo:border-right="none" fo:border-top="none" fo:border-bottom="0.05pt solid #000000"/>
    </style:style>
    <style:style style:name="Tabell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7" style:family="table">
      <style:table-properties style:width="17.209cm" fo:margin-left="0cm" table:align="left"/>
    </style:style>
    <style:style style:name="Tabell7.A" style:family="table-column">
      <style:table-column-properties style:column-width="2.794cm"/>
    </style:style>
    <style:style style:name="Tabell7.B" style:family="table-column">
      <style:table-column-properties style:column-width="3.006cm"/>
    </style:style>
    <style:style style:name="Tabell7.C" style:family="table-column">
      <style:table-column-properties style:column-width="2.709cm"/>
    </style:style>
    <style:style style:name="Tabell7.D" style:family="table-column">
      <style:table-column-properties style:column-width="2.9cm"/>
    </style:style>
    <style:style style:name="Tabell7.A1" style:family="table-cell">
      <style:table-cell-properties fo:padding="0.097cm" fo:border-left="0.05pt solid #000000" fo:border-right="none" fo:border-top="0.05pt solid #000000" fo:border-bottom="none"/>
    </style:style>
    <style:style style:name="Tabell7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7.A2" style:family="table-cell">
      <style:table-cell-properties fo:padding="0.097cm" fo:border-left="0.05pt solid #000000" fo:border-right="none" fo:border-top="none" fo:border-bottom="0.05pt solid #000000"/>
    </style:style>
    <style:style style:name="Tabell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8" style:family="table">
      <style:table-properties style:width="17.209cm" fo:margin-left="0cm" table:align="left"/>
    </style:style>
    <style:style style:name="Tabell8.A" style:family="table-column">
      <style:table-column-properties style:column-width="3.81cm"/>
    </style:style>
    <style:style style:name="Tabell8.B" style:family="table-column">
      <style:table-column-properties style:column-width="3.895cm"/>
    </style:style>
    <style:style style:name="Tabell8.C" style:family="table-column">
      <style:table-column-properties style:column-width="5.292cm"/>
    </style:style>
    <style:style style:name="Tabell8.D" style:family="table-column">
      <style:table-column-properties style:column-width="4.212cm"/>
    </style:style>
    <style:style style:name="Tabell8.A1" style:family="table-cell">
      <style:table-cell-properties fo:padding="0.097cm" fo:border-left="0.05pt solid #000000" fo:border-right="none" fo:border-top="0.05pt solid #000000" fo:border-bottom="none"/>
    </style:style>
    <style:style style:name="Tabell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8.A2" style:family="table-cell">
      <style:table-cell-properties fo:padding="0.097cm" fo:border-left="0.05pt solid #000000" fo:border-right="none" fo:border-top="none" fo:border-bottom="0.05pt solid #000000"/>
    </style:style>
    <style:style style:name="Tabell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3.704cm" style:rel-column-width="14279*"/>
    </style:style>
    <style:style style:name="Tabell9.B" style:family="table-column">
      <style:table-column-properties style:column-width="5.503cm" style:rel-column-width="21214*"/>
    </style:style>
    <style:style style:name="Tabell9.C" style:family="table-column">
      <style:table-column-properties style:column-width="7.793cm" style:rel-column-width="30042*"/>
    </style:style>
    <style:style style:name="Tabell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9.C1" style:family="table-cell">
      <style:table-cell-properties fo:padding="0.097cm" fo:border="0.05pt solid #000000"/>
    </style:style>
    <style:style style:name="Tabell9.A2" style:family="table-cell">
      <style:table-cell-properties fo:padding="0.097cm" fo:border-left="0.05pt solid #000000" fo:border-right="none" fo:border-top="none" fo:border-bottom="0.05pt solid #000000"/>
    </style:style>
    <style:style style:name="Tabell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0" style:family="table">
      <style:table-properties style:width="17.209cm" fo:margin-left="0cm" table:align="left"/>
    </style:style>
    <style:style style:name="Tabell10.A" style:family="table-column">
      <style:table-column-properties style:column-width="2.392cm"/>
    </style:style>
    <style:style style:name="Tabell10.B" style:family="table-column">
      <style:table-column-properties style:column-width="2.604cm"/>
    </style:style>
    <style:style style:name="Tabell10.C" style:family="table-column">
      <style:table-column-properties style:column-width="2.307cm"/>
    </style:style>
    <style:style style:name="Tabell10.D" style:family="table-column">
      <style:table-column-properties style:column-width="2.498cm"/>
    </style:style>
    <style:style style:name="Tabell10.G" style:family="table-column">
      <style:table-column-properties style:column-width="2.519cm"/>
    </style:style>
    <style:style style:name="Tabell10.A1" style:family="table-cell">
      <style:table-cell-properties fo:padding="0.097cm" fo:border-left="0.05pt solid #000000" fo:border-right="none" fo:border-top="0.05pt solid #000000" fo:border-bottom="none"/>
    </style:style>
    <style:style style:name="Tabell10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0.A2" style:family="table-cell">
      <style:table-cell-properties fo:padding="0.097cm" fo:border-left="0.05pt solid #000000" fo:border-right="none" fo:border-top="none" fo:border-bottom="0.05pt solid #000000"/>
    </style:style>
    <style:style style:name="Tabell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1" style:family="table">
      <style:table-properties style:width="17.209cm" fo:margin-left="0cm" table:align="left"/>
    </style:style>
    <style:style style:name="Tabell11.A" style:family="table-column">
      <style:table-column-properties style:column-width="2.108cm"/>
    </style:style>
    <style:style style:name="Tabell11.B" style:family="table-column">
      <style:table-column-properties style:column-width="2.297cm"/>
    </style:style>
    <style:style style:name="Tabell11.C" style:family="table-column">
      <style:table-column-properties style:column-width="2.034cm"/>
    </style:style>
    <style:style style:name="Tabell11.E" style:family="table-column">
      <style:table-column-properties style:column-width="2.203cm"/>
    </style:style>
    <style:style style:name="Tabell11.F" style:family="table-column">
      <style:table-column-properties style:column-width="2.11cm"/>
    </style:style>
    <style:style style:name="Tabell11.G" style:family="table-column">
      <style:table-column-properties style:column-width="2.201cm"/>
    </style:style>
    <style:style style:name="Tabell11.H" style:family="table-column">
      <style:table-column-properties style:column-width="2.223cm"/>
    </style:style>
    <style:style style:name="Tabell11.A1" style:family="table-cell">
      <style:table-cell-properties fo:padding="0.097cm" fo:border-left="0.05pt solid #000000" fo:border-right="none" fo:border-top="0.05pt solid #000000" fo:border-bottom="none"/>
    </style:style>
    <style:style style:name="Tabell11.H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1.A2" style:family="table-cell">
      <style:table-cell-properties fo:padding="0.097cm" fo:border-left="0.05pt solid #000000" fo:border-right="none" fo:border-top="none" fo:border-bottom="0.05pt solid #000000"/>
    </style:style>
    <style:style style:name="Tabell1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2" style:family="table">
      <style:table-properties style:width="17.209cm" fo:margin-left="0cm" table:align="left"/>
    </style:style>
    <style:style style:name="Tabell12.A" style:family="table-column">
      <style:table-column-properties style:column-width="2.392cm"/>
    </style:style>
    <style:style style:name="Tabell12.B" style:family="table-column">
      <style:table-column-properties style:column-width="2.604cm"/>
    </style:style>
    <style:style style:name="Tabell12.C" style:family="table-column">
      <style:table-column-properties style:column-width="2.307cm"/>
    </style:style>
    <style:style style:name="Tabell12.D" style:family="table-column">
      <style:table-column-properties style:column-width="2.498cm"/>
    </style:style>
    <style:style style:name="Tabell12.G" style:family="table-column">
      <style:table-column-properties style:column-width="2.519cm"/>
    </style:style>
    <style:style style:name="Tabell12.A1" style:family="table-cell">
      <style:table-cell-properties fo:padding="0.097cm" fo:border-left="0.05pt solid #000000" fo:border-right="none" fo:border-top="0.05pt solid #000000" fo:border-bottom="none"/>
    </style:style>
    <style:style style:name="Tabell1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2.A2" style:family="table-cell">
      <style:table-cell-properties fo:padding="0.097cm" fo:border-left="0.05pt solid #000000" fo:border-right="none" fo:border-top="none" fo:border-bottom="0.05pt solid #000000"/>
    </style:style>
    <style:style style:name="Tabell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3" style:family="table">
      <style:table-properties style:width="17.209cm" fo:margin-left="0cm" table:align="left"/>
    </style:style>
    <style:style style:name="Tabell13.A" style:family="table-column">
      <style:table-column-properties style:column-width="2.392cm"/>
    </style:style>
    <style:style style:name="Tabell13.B" style:family="table-column">
      <style:table-column-properties style:column-width="2.604cm"/>
    </style:style>
    <style:style style:name="Tabell13.C" style:family="table-column">
      <style:table-column-properties style:column-width="2.307cm"/>
    </style:style>
    <style:style style:name="Tabell13.D" style:family="table-column">
      <style:table-column-properties style:column-width="2.498cm"/>
    </style:style>
    <style:style style:name="Tabell13.G" style:family="table-column">
      <style:table-column-properties style:column-width="2.519cm"/>
    </style:style>
    <style:style style:name="Tabell13.A1" style:family="table-cell">
      <style:table-cell-properties fo:padding="0.097cm" fo:border-left="0.05pt solid #000000" fo:border-right="none" fo:border-top="0.05pt solid #000000" fo:border-bottom="none"/>
    </style:style>
    <style:style style:name="Tabell13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3.A2" style:family="table-cell">
      <style:table-cell-properties fo:padding="0.097cm" fo:border-left="0.05pt solid #000000" fo:border-right="none" fo:border-top="none" fo:border-bottom="0.05pt solid #000000"/>
    </style:style>
    <style:style style:name="Tabell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4" style:family="table">
      <style:table-properties style:width="17.209cm" fo:margin-left="0cm" table:align="left"/>
    </style:style>
    <style:style style:name="Tabell14.A" style:family="table-column">
      <style:table-column-properties style:column-width="2.392cm"/>
    </style:style>
    <style:style style:name="Tabell14.B" style:family="table-column">
      <style:table-column-properties style:column-width="2.604cm"/>
    </style:style>
    <style:style style:name="Tabell14.C" style:family="table-column">
      <style:table-column-properties style:column-width="2.307cm"/>
    </style:style>
    <style:style style:name="Tabell14.D" style:family="table-column">
      <style:table-column-properties style:column-width="2.498cm"/>
    </style:style>
    <style:style style:name="Tabell14.G" style:family="table-column">
      <style:table-column-properties style:column-width="2.519cm"/>
    </style:style>
    <style:style style:name="Tabell14.A1" style:family="table-cell">
      <style:table-cell-properties fo:padding="0.097cm" fo:border-left="0.05pt solid #000000" fo:border-right="none" fo:border-top="0.05pt solid #000000" fo:border-bottom="none"/>
    </style:style>
    <style:style style:name="Tabell14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4.A2" style:family="table-cell">
      <style:table-cell-properties fo:padding="0.097cm" fo:border-left="0.05pt solid #000000" fo:border-right="none" fo:border-top="none" fo:border-bottom="0.05pt solid #000000"/>
    </style:style>
    <style:style style:name="Tabell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5" style:family="table">
      <style:table-properties style:width="17.209cm" fo:margin-left="0cm" table:align="left"/>
    </style:style>
    <style:style style:name="Tabell15.A" style:family="table-column">
      <style:table-column-properties style:column-width="2.392cm"/>
    </style:style>
    <style:style style:name="Tabell15.B" style:family="table-column">
      <style:table-column-properties style:column-width="2.604cm"/>
    </style:style>
    <style:style style:name="Tabell15.C" style:family="table-column">
      <style:table-column-properties style:column-width="2.307cm"/>
    </style:style>
    <style:style style:name="Tabell15.D" style:family="table-column">
      <style:table-column-properties style:column-width="2.498cm"/>
    </style:style>
    <style:style style:name="Tabell15.G" style:family="table-column">
      <style:table-column-properties style:column-width="2.519cm"/>
    </style:style>
    <style:style style:name="Tabell15.A1" style:family="table-cell">
      <style:table-cell-properties fo:padding="0.097cm" fo:border-left="0.05pt solid #000000" fo:border-right="none" fo:border-top="0.05pt solid #000000" fo:border-bottom="none"/>
    </style:style>
    <style:style style:name="Tabell1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5.A2" style:family="table-cell">
      <style:table-cell-properties fo:padding="0.097cm" fo:border-left="0.05pt solid #000000" fo:border-right="none" fo:border-top="none" fo:border-bottom="0.05pt solid #000000"/>
    </style:style>
    <style:style style:name="Tabell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6" style:family="table">
      <style:table-properties style:width="17.209cm" fo:margin-left="0cm" table:align="left"/>
    </style:style>
    <style:style style:name="Tabell16.A" style:family="table-column">
      <style:table-column-properties style:column-width="2.392cm"/>
    </style:style>
    <style:style style:name="Tabell16.B" style:family="table-column">
      <style:table-column-properties style:column-width="2.604cm"/>
    </style:style>
    <style:style style:name="Tabell16.C" style:family="table-column">
      <style:table-column-properties style:column-width="2.307cm"/>
    </style:style>
    <style:style style:name="Tabell16.D" style:family="table-column">
      <style:table-column-properties style:column-width="2.498cm"/>
    </style:style>
    <style:style style:name="Tabell16.G" style:family="table-column">
      <style:table-column-properties style:column-width="2.519cm"/>
    </style:style>
    <style:style style:name="Tabell16.A1" style:family="table-cell">
      <style:table-cell-properties fo:padding="0.097cm" fo:border-left="0.05pt solid #000000" fo:border-right="none" fo:border-top="0.05pt solid #000000" fo:border-bottom="none"/>
    </style:style>
    <style:style style:name="Tabell16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6.A2" style:family="table-cell">
      <style:table-cell-properties fo:padding="0.097cm" fo:border-left="0.05pt solid #000000" fo:border-right="none" fo:border-top="none" fo:border-bottom="0.05pt solid #000000"/>
    </style:style>
    <style:style style:name="Tabell1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7" style:family="table">
      <style:table-properties style:width="17.209cm" fo:margin-left="0cm" table:align="left"/>
    </style:style>
    <style:style style:name="Tabell17.A" style:family="table-column">
      <style:table-column-properties style:column-width="3.408cm"/>
    </style:style>
    <style:style style:name="Tabell17.B" style:family="table-column">
      <style:table-column-properties style:column-width="1.99cm"/>
    </style:style>
    <style:style style:name="Tabell17.C" style:family="table-column">
      <style:table-column-properties style:column-width="1.799cm"/>
    </style:style>
    <style:style style:name="Tabell17.D" style:family="table-column">
      <style:table-column-properties style:column-width="1.905cm"/>
    </style:style>
    <style:style style:name="Tabell17.F" style:family="table-column">
      <style:table-column-properties style:column-width="1.693cm"/>
    </style:style>
    <style:style style:name="Tabell17.G" style:family="table-column">
      <style:table-column-properties style:column-width="1.503cm"/>
    </style:style>
    <style:style style:name="Tabell17.H" style:family="table-column">
      <style:table-column-properties style:column-width="1.609cm"/>
    </style:style>
    <style:style style:name="Tabell17.A1" style:family="table-cell">
      <style:table-cell-properties fo:padding="0.097cm" fo:border-left="0.05pt solid #000000" fo:border-right="none" fo:border-top="0.05pt solid #000000" fo:border-bottom="none"/>
    </style:style>
    <style:style style:name="Tabell17.I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7.A2" style:family="table-cell">
      <style:table-cell-properties fo:padding="0.097cm" fo:border-left="0.05pt solid #000000" fo:border-right="none" fo:border-top="none" fo:border-bottom="0.05pt solid #000000"/>
    </style:style>
    <style:style style:name="Tabell1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8" style:family="table">
      <style:table-properties style:width="17cm" table:align="margins"/>
    </style:style>
    <style:style style:name="Tabell18.A" style:family="table-column">
      <style:table-column-properties style:column-width="3.704cm" style:rel-column-width="14279*"/>
    </style:style>
    <style:style style:name="Tabell18.B" style:family="table-column">
      <style:table-column-properties style:column-width="5.503cm" style:rel-column-width="21214*"/>
    </style:style>
    <style:style style:name="Tabell18.C" style:family="table-column">
      <style:table-column-properties style:column-width="7.793cm" style:rel-column-width="30042*"/>
    </style:style>
    <style:style style:name="Tabell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8.C1" style:family="table-cell">
      <style:table-cell-properties fo:padding="0.097cm" fo:border="0.05pt solid #000000"/>
    </style:style>
    <style:style style:name="Tabell18.A2" style:family="table-cell">
      <style:table-cell-properties fo:padding="0.097cm" fo:border-left="0.05pt solid #000000" fo:border-right="none" fo:border-top="none" fo:border-bottom="0.05pt solid #000000"/>
    </style:style>
    <style:style style:name="Tabell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1" style:family="table">
      <style:table-properties style:width="17.209cm" fo:margin-left="0cm" table:align="left"/>
    </style:style>
    <style:style style:name="Tabell21.A" style:family="table-column">
      <style:table-column-properties style:column-width="2.392cm"/>
    </style:style>
    <style:style style:name="Tabell21.B" style:family="table-column">
      <style:table-column-properties style:column-width="3.704cm"/>
    </style:style>
    <style:style style:name="Tabell21.C" style:family="table-column">
      <style:table-column-properties style:column-width="4.805cm"/>
    </style:style>
    <style:style style:name="Tabell21.D" style:family="table-column">
      <style:table-column-properties style:column-width="6.308cm"/>
    </style:style>
    <style:style style:name="Tabell21.A1" style:family="table-cell">
      <style:table-cell-properties fo:padding="0.097cm" fo:border-left="0.05pt solid #000000" fo:border-right="none" fo:border-top="0.05pt solid #000000" fo:border-bottom="none"/>
    </style:style>
    <style:style style:name="Tabell2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1.A2" style:family="table-cell">
      <style:table-cell-properties fo:padding="0.097cm" fo:border-left="0.05pt solid #000000" fo:border-right="none" fo:border-top="none" fo:border-bottom="0.05pt solid #000000"/>
    </style:style>
    <style:style style:name="Tabell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2" style:family="table">
      <style:table-properties style:width="17cm" table:align="margins"/>
    </style:style>
    <style:style style:name="Tabell22.A" style:family="table-column">
      <style:table-column-properties style:column-width="3.704cm" style:rel-column-width="14279*"/>
    </style:style>
    <style:style style:name="Tabell22.B" style:family="table-column">
      <style:table-column-properties style:column-width="5.101cm" style:rel-column-width="19664*"/>
    </style:style>
    <style:style style:name="Tabell22.C" style:family="table-column">
      <style:table-column-properties style:column-width="8.195cm" style:rel-column-width="31592*"/>
    </style:style>
    <style:style style:name="Tabell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2.C1" style:family="table-cell">
      <style:table-cell-properties fo:padding="0.097cm" fo:border="0.05pt solid #000000"/>
    </style:style>
    <style:style style:name="Tabell22.A2" style:family="table-cell">
      <style:table-cell-properties fo:padding="0.097cm" fo:border-left="0.05pt solid #000000" fo:border-right="none" fo:border-top="none" fo:border-bottom="0.05pt solid #000000"/>
    </style:style>
    <style:style style:name="Tabell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3" style:family="table">
      <style:table-properties style:width="17.209cm" fo:margin-left="0cm" table:align="left"/>
    </style:style>
    <style:style style:name="Tabell23.A" style:family="table-column">
      <style:table-column-properties style:column-width="7.197cm"/>
    </style:style>
    <style:style style:name="Tabell23.B" style:family="table-column">
      <style:table-column-properties style:column-width="10.012cm"/>
    </style:style>
    <style:style style:name="Tabell23.A1" style:family="table-cell">
      <style:table-cell-properties fo:padding="0.097cm" fo:border-left="0.05pt solid #000000" fo:border-right="none" fo:border-top="0.05pt solid #000000" fo:border-bottom="none"/>
    </style:style>
    <style:style style:name="Tabell2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3.A2" style:family="table-cell">
      <style:table-cell-properties fo:padding="0.097cm" fo:border-left="0.05pt solid #000000" fo:border-right="none" fo:border-top="none" fo:border-bottom="0.05pt solid #000000"/>
    </style:style>
    <style:style style:name="Tabell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4" style:family="table">
      <style:table-properties style:width="17cm" table:align="margins"/>
    </style:style>
    <style:style style:name="Tabell24.A" style:family="table-column">
      <style:table-column-properties style:column-width="3.704cm" style:rel-column-width="14279*"/>
    </style:style>
    <style:style style:name="Tabell24.B" style:family="table-column">
      <style:table-column-properties style:column-width="5.503cm" style:rel-column-width="21214*"/>
    </style:style>
    <style:style style:name="Tabell24.C" style:family="table-column">
      <style:table-column-properties style:column-width="7.793cm" style:rel-column-width="30042*"/>
    </style:style>
    <style:style style:name="Tabell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4.C1" style:family="table-cell">
      <style:table-cell-properties fo:padding="0.097cm" fo:border="0.05pt solid #000000"/>
    </style:style>
    <style:style style:name="Tabell24.A2" style:family="table-cell">
      <style:table-cell-properties fo:padding="0.097cm" fo:border-left="0.05pt solid #000000" fo:border-right="none" fo:border-top="none" fo:border-bottom="0.05pt solid #000000"/>
    </style:style>
    <style:style style:name="Tabell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5" style:family="table">
      <style:table-properties style:width="17.209cm" fo:margin-left="0cm" table:align="left"/>
    </style:style>
    <style:style style:name="Tabell25.A" style:family="table-column">
      <style:table-column-properties style:column-width="4.443cm"/>
    </style:style>
    <style:style style:name="Tabell25.B" style:family="table-column">
      <style:table-column-properties style:column-width="3.452cm"/>
    </style:style>
    <style:style style:name="Tabell25.C" style:family="table-column">
      <style:table-column-properties style:column-width="5.667cm"/>
    </style:style>
    <style:style style:name="Tabell25.D" style:family="table-column">
      <style:table-column-properties style:column-width="3.646cm"/>
    </style:style>
    <style:style style:name="Tabell25.A1" style:family="table-cell">
      <style:table-cell-properties fo:padding="0.097cm" fo:border-left="0.05pt solid #000000" fo:border-right="none" fo:border-top="0.05pt solid #000000" fo:border-bottom="none"/>
    </style:style>
    <style:style style:name="Tabell2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5.A2" style:family="table-cell">
      <style:table-cell-properties fo:padding="0.097cm" fo:border-left="0.05pt solid #000000" fo:border-right="none" fo:border-top="none" fo:border-bottom="0.05pt solid #000000"/>
    </style:style>
    <style:style style:name="Tabell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6" style:family="table">
      <style:table-properties style:width="17cm" table:align="margins"/>
    </style:style>
    <style:style style:name="Tabell26.A" style:family="table-column">
      <style:table-column-properties style:column-width="3.704cm" style:rel-column-width="14279*"/>
    </style:style>
    <style:style style:name="Tabell26.B" style:family="table-column">
      <style:table-column-properties style:column-width="5.503cm" style:rel-column-width="21214*"/>
    </style:style>
    <style:style style:name="Tabell26.C" style:family="table-column">
      <style:table-column-properties style:column-width="7.793cm" style:rel-column-width="30042*"/>
    </style:style>
    <style:style style:name="Tabell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6.C1" style:family="table-cell">
      <style:table-cell-properties fo:padding="0.097cm" fo:border="0.05pt solid #000000"/>
    </style:style>
    <style:style style:name="Tabell26.A2" style:family="table-cell">
      <style:table-cell-properties fo:padding="0.097cm" fo:border-left="0.05pt solid #000000" fo:border-right="none" fo:border-top="none" fo:border-bottom="0.05pt solid #000000"/>
    </style:style>
    <style:style style:name="Tabell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7" style:family="table">
      <style:table-properties style:width="17.209cm" fo:margin-left="0cm" table:align="left"/>
    </style:style>
    <style:style style:name="Tabell27.A" style:family="table-column">
      <style:table-column-properties style:column-width="17.209cm"/>
    </style:style>
    <style:style style:name="Tabell27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8" style:family="table">
      <style:table-properties style:width="17.209cm" fo:margin-left="0cm" table:align="left"/>
    </style:style>
    <style:style style:name="Tabell28.A" style:family="table-column">
      <style:table-column-properties style:column-width="3.704cm"/>
    </style:style>
    <style:style style:name="Tabell28.B" style:family="table-column">
      <style:table-column-properties style:column-width="5.503cm"/>
    </style:style>
    <style:style style:name="Tabell28.C" style:family="table-column">
      <style:table-column-properties style:column-width="8.001cm"/>
    </style:style>
    <style:style style:name="Tabell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8.C1" style:family="table-cell">
      <style:table-cell-properties fo:padding="0.097cm" fo:border="0.05pt solid #000000"/>
    </style:style>
    <style:style style:name="Tabell28.A2" style:family="table-cell">
      <style:table-cell-properties fo:padding="0.097cm" fo:border-left="0.05pt solid #000000" fo:border-right="none" fo:border-top="none" fo:border-bottom="0.05pt solid #000000"/>
    </style:style>
    <style:style style:name="Tabell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9" style:family="table">
      <style:table-properties style:width="17.209cm" fo:margin-left="0cm" table:align="left"/>
    </style:style>
    <style:style style:name="Tabell29.A" style:family="table-column">
      <style:table-column-properties style:column-width="4.443cm"/>
    </style:style>
    <style:style style:name="Tabell29.B" style:family="table-column">
      <style:table-column-properties style:column-width="3.452cm"/>
    </style:style>
    <style:style style:name="Tabell29.C" style:family="table-column">
      <style:table-column-properties style:column-width="9.313cm"/>
    </style:style>
    <style:style style:name="Tabell29.A1" style:family="table-cell">
      <style:table-cell-properties fo:padding="0.097cm" fo:border-left="0.05pt solid #000000" fo:border-right="none" fo:border-top="0.05pt solid #000000" fo:border-bottom="none"/>
    </style:style>
    <style:style style:name="Tabell29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29.A2" style:family="table-cell">
      <style:table-cell-properties fo:padding="0.097cm" fo:border-left="0.05pt solid #000000" fo:border-right="none" fo:border-top="none" fo:border-bottom="0.05pt solid #000000"/>
    </style:style>
    <style:style style:name="Tabell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30" style:family="table">
      <style:table-properties style:width="17cm" table:align="margins"/>
    </style:style>
    <style:style style:name="Tabell30.A" style:family="table-column">
      <style:table-column-properties style:column-width="3.704cm" style:rel-column-width="14279*"/>
    </style:style>
    <style:style style:name="Tabell30.B" style:family="table-column">
      <style:table-column-properties style:column-width="5.503cm" style:rel-column-width="21214*"/>
    </style:style>
    <style:style style:name="Tabell30.C" style:family="table-column">
      <style:table-column-properties style:column-width="7.793cm" style:rel-column-width="30042*"/>
    </style:style>
    <style:style style:name="Tabell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0.C1" style:family="table-cell">
      <style:table-cell-properties fo:padding="0.097cm" fo:border="0.05pt solid #000000"/>
    </style:style>
    <style:style style:name="Tabell30.A2" style:family="table-cell">
      <style:table-cell-properties fo:padding="0.097cm" fo:border-left="0.05pt solid #000000" fo:border-right="none" fo:border-top="none" fo:border-bottom="0.05pt solid #000000"/>
    </style:style>
    <style:style style:name="Tabell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9" style:family="table">
      <style:table-properties style:width="17.209cm" fo:margin-left="0cm" table:align="left"/>
    </style:style>
    <style:style style:name="Tabell19.A" style:family="table-column">
      <style:table-column-properties style:column-width="2.392cm"/>
    </style:style>
    <style:style style:name="Tabell19.B" style:family="table-column">
      <style:table-column-properties style:column-width="3.704cm"/>
    </style:style>
    <style:style style:name="Tabell19.C" style:family="table-column">
      <style:table-column-properties style:column-width="4.805cm"/>
    </style:style>
    <style:style style:name="Tabell19.D" style:family="table-column">
      <style:table-column-properties style:column-width="6.308cm"/>
    </style:style>
    <style:style style:name="Tabell19.A1" style:family="table-cell">
      <style:table-cell-properties fo:padding="0.097cm" fo:border-left="0.05pt solid #000000" fo:border-right="none" fo:border-top="0.05pt solid #000000" fo:border-bottom="none"/>
    </style:style>
    <style:style style:name="Tabell1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19.A2" style:family="table-cell">
      <style:table-cell-properties fo:padding="0.097cm" fo:border-left="0.05pt solid #000000" fo:border-right="none" fo:border-top="none" fo:border-bottom="0.05pt solid #000000"/>
    </style:style>
    <style:style style:name="Tabell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0" style:family="table">
      <style:table-properties style:width="17cm" table:align="margins"/>
    </style:style>
    <style:style style:name="Tabell20.A" style:family="table-column">
      <style:table-column-properties style:column-width="3.704cm" style:rel-column-width="14279*"/>
    </style:style>
    <style:style style:name="Tabell20.B" style:family="table-column">
      <style:table-column-properties style:column-width="5.503cm" style:rel-column-width="21214*"/>
    </style:style>
    <style:style style:name="Tabell20.C" style:family="table-column">
      <style:table-column-properties style:column-width="7.793cm" style:rel-column-width="30042*"/>
    </style:style>
    <style:style style:name="Tabell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0.C1" style:family="table-cell">
      <style:table-cell-properties fo:padding="0.097cm" fo:border="0.05pt solid #000000"/>
    </style:style>
    <style:style style:name="Tabell20.A2" style:family="table-cell">
      <style:table-cell-properties fo:padding="0.097cm" fo:border-left="0.05pt solid #000000" fo:border-right="none" fo:border-top="none" fo:border-bottom="0.05pt solid #000000"/>
    </style:style>
    <style:style style:name="Tabell2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style:font-name="Liberation Sans" fo:font-size="16pt" fo:font-weight="bold" officeooo:rsid="004619d4" officeooo:paragraph-rsid="004619d4" style:font-name-asian="Microsoft YaHei" style:font-size-asian="16pt" style:font-weight-asian="bold" style:font-name-complex="Lucida Sans" style:font-size-complex="16pt" style:font-weight-complex="bold"/>
    </style:style>
    <style:style style:name="P4" style:family="paragraph" style:parent-style-name="Standard">
      <style:text-properties officeooo:rsid="0029543e" officeooo:paragraph-rsid="002a6b60"/>
    </style:style>
    <style:style style:name="P5" style:family="paragraph" style:parent-style-name="Standard">
      <style:text-properties officeooo:rsid="002b37f9" officeooo:paragraph-rsid="002ca5a3"/>
    </style:style>
    <style:style style:name="P6" style:family="paragraph" style:parent-style-name="Standard">
      <style:text-properties officeooo:rsid="002b37f9" officeooo:paragraph-rsid="002e17e3"/>
    </style:style>
    <style:style style:name="P7" style:family="paragraph" style:parent-style-name="Standard">
      <style:text-properties officeooo:rsid="0019c523" officeooo:paragraph-rsid="002ca5a3"/>
    </style:style>
    <style:style style:name="P8" style:family="paragraph" style:parent-style-name="Standard">
      <style:text-properties officeooo:rsid="0019c523" officeooo:paragraph-rsid="0037a9f2"/>
    </style:style>
    <style:style style:name="P9" style:family="paragraph" style:parent-style-name="Standard">
      <style:text-properties officeooo:rsid="0019c523" officeooo:paragraph-rsid="003ac6fe"/>
    </style:style>
    <style:style style:name="P10" style:family="paragraph" style:parent-style-name="Standard">
      <style:text-properties officeooo:rsid="003512bd" officeooo:paragraph-rsid="003512bd"/>
    </style:style>
    <style:style style:name="P11" style:family="paragraph" style:parent-style-name="Table_20_Contents">
      <style:text-properties officeooo:rsid="0019c523" officeooo:paragraph-rsid="0019c523"/>
    </style:style>
    <style:style style:name="P12" style:family="paragraph" style:parent-style-name="Table_20_Contents">
      <style:paragraph-properties fo:text-align="center" style:justify-single-word="false"/>
      <style:text-properties officeooo:rsid="0019c523" officeooo:paragraph-rsid="0019c523"/>
    </style:style>
    <style:style style:name="P13" style:family="paragraph" style:parent-style-name="Table_20_Contents">
      <style:paragraph-properties fo:text-align="center" style:justify-single-word="false"/>
      <style:text-properties officeooo:rsid="0019c523" officeooo:paragraph-rsid="001e8f1e"/>
    </style:style>
    <style:style style:name="P14" style:family="paragraph" style:parent-style-name="Table_20_Contents">
      <style:text-properties officeooo:rsid="0019c523" officeooo:paragraph-rsid="001e8f1e"/>
    </style:style>
    <style:style style:name="P15" style:family="paragraph" style:parent-style-name="Table_20_Contents">
      <style:text-properties officeooo:rsid="0019c523" officeooo:paragraph-rsid="002b37f9"/>
    </style:style>
    <style:style style:name="P16" style:family="paragraph" style:parent-style-name="Table_20_Contents">
      <style:text-properties officeooo:rsid="0019c523" officeooo:paragraph-rsid="002e17e3"/>
    </style:style>
    <style:style style:name="P17" style:family="paragraph" style:parent-style-name="Table_20_Contents">
      <style:text-properties officeooo:rsid="0019c523" officeooo:paragraph-rsid="003512bd"/>
    </style:style>
    <style:style style:name="P18" style:family="paragraph" style:parent-style-name="Table_20_Contents">
      <style:text-properties officeooo:rsid="0019c523" officeooo:paragraph-rsid="0037a9f2"/>
    </style:style>
    <style:style style:name="P19" style:family="paragraph" style:parent-style-name="Table_20_Contents">
      <style:text-properties officeooo:rsid="0019c523" officeooo:paragraph-rsid="003ac6fe"/>
    </style:style>
    <style:style style:name="P20" style:family="paragraph" style:parent-style-name="Table_20_Contents">
      <style:text-properties officeooo:rsid="001adba0" officeooo:paragraph-rsid="001adba0"/>
    </style:style>
    <style:style style:name="P21" style:family="paragraph" style:parent-style-name="Table_20_Contents">
      <style:text-properties officeooo:rsid="001adba0" officeooo:paragraph-rsid="001e8f1e"/>
    </style:style>
    <style:style style:name="P22" style:family="paragraph" style:parent-style-name="Table_20_Contents">
      <style:text-properties officeooo:rsid="001adba0" officeooo:paragraph-rsid="002b37f9"/>
    </style:style>
    <style:style style:name="P23" style:family="paragraph" style:parent-style-name="Table_20_Contents">
      <style:text-properties officeooo:rsid="001adba0" officeooo:paragraph-rsid="002e17e3"/>
    </style:style>
    <style:style style:name="P24" style:family="paragraph" style:parent-style-name="Table_20_Contents">
      <style:text-properties officeooo:rsid="001adba0" officeooo:paragraph-rsid="003512bd"/>
    </style:style>
    <style:style style:name="P25" style:family="paragraph" style:parent-style-name="Table_20_Contents">
      <style:text-properties officeooo:rsid="001adba0" officeooo:paragraph-rsid="0037a9f2"/>
    </style:style>
    <style:style style:name="P26" style:family="paragraph" style:parent-style-name="Table_20_Contents">
      <style:text-properties officeooo:rsid="001adba0" officeooo:paragraph-rsid="003ac6fe"/>
    </style:style>
    <style:style style:name="P27" style:family="paragraph" style:parent-style-name="Table_20_Contents">
      <style:text-properties fo:font-weight="bold" officeooo:rsid="001adba0" officeooo:paragraph-rsid="001adba0" style:font-weight-asian="bold" style:font-weight-complex="bold"/>
    </style:style>
    <style:style style:name="P28" style:family="paragraph" style:parent-style-name="Table_20_Contents">
      <style:text-properties fo:font-weight="bold" officeooo:rsid="001adba0" officeooo:paragraph-rsid="001e8f1e" style:font-weight-asian="bold" style:font-weight-complex="bold"/>
    </style:style>
    <style:style style:name="P29" style:family="paragraph" style:parent-style-name="Table_20_Contents">
      <style:text-properties fo:font-weight="bold" officeooo:rsid="001adba0" officeooo:paragraph-rsid="002b37f9" style:font-weight-asian="bold" style:font-weight-complex="bold"/>
    </style:style>
    <style:style style:name="P30" style:family="paragraph" style:parent-style-name="Table_20_Contents">
      <style:text-properties fo:font-weight="bold" officeooo:rsid="001adba0" officeooo:paragraph-rsid="002e17e3" style:font-weight-asian="bold" style:font-weight-complex="bold"/>
    </style:style>
    <style:style style:name="P31" style:family="paragraph" style:parent-style-name="Table_20_Contents">
      <style:text-properties fo:font-weight="bold" officeooo:rsid="001adba0" officeooo:paragraph-rsid="003512bd" style:font-weight-asian="bold" style:font-weight-complex="bold"/>
    </style:style>
    <style:style style:name="P32" style:family="paragraph" style:parent-style-name="Table_20_Contents">
      <style:text-properties fo:font-weight="bold" officeooo:rsid="001adba0" officeooo:paragraph-rsid="0037a9f2" style:font-weight-asian="bold" style:font-weight-complex="bold"/>
    </style:style>
    <style:style style:name="P33" style:family="paragraph" style:parent-style-name="Table_20_Contents">
      <style:text-properties fo:font-weight="bold" officeooo:rsid="001adba0" officeooo:paragraph-rsid="003ac6fe" style:font-weight-asian="bold" style:font-weight-complex="bold"/>
    </style:style>
    <style:style style:name="P34" style:family="paragraph" style:parent-style-name="Table_20_Contents">
      <style:text-properties fo:font-weight="bold" officeooo:rsid="001cb489" officeooo:paragraph-rsid="001cb489" style:font-weight-asian="bold" style:font-weight-complex="bold"/>
    </style:style>
    <style:style style:name="P35" style:family="paragraph" style:parent-style-name="Table_20_Contents">
      <style:text-properties fo:font-weight="bold" officeooo:rsid="001cb489" officeooo:paragraph-rsid="001e8f1e" style:font-weight-asian="bold" style:font-weight-complex="bold"/>
    </style:style>
    <style:style style:name="P36" style:family="paragraph" style:parent-style-name="Table_20_Contents">
      <style:text-properties fo:font-weight="bold" officeooo:rsid="001cb489" officeooo:paragraph-rsid="002b37f9" style:font-weight-asian="bold" style:font-weight-complex="bold"/>
    </style:style>
    <style:style style:name="P37" style:family="paragraph" style:parent-style-name="Table_20_Contents">
      <style:text-properties fo:font-weight="bold" officeooo:rsid="001cb489" officeooo:paragraph-rsid="002e17e3" style:font-weight-asian="bold" style:font-weight-complex="bold"/>
    </style:style>
    <style:style style:name="P38" style:family="paragraph" style:parent-style-name="Table_20_Contents">
      <style:text-properties fo:font-weight="bold" officeooo:rsid="001cb489" officeooo:paragraph-rsid="003512bd" style:font-weight-asian="bold" style:font-weight-complex="bold"/>
    </style:style>
    <style:style style:name="P39" style:family="paragraph" style:parent-style-name="Table_20_Contents">
      <style:text-properties fo:font-weight="bold" officeooo:rsid="001cb489" officeooo:paragraph-rsid="0037a9f2" style:font-weight-asian="bold" style:font-weight-complex="bold"/>
    </style:style>
    <style:style style:name="P40" style:family="paragraph" style:parent-style-name="Table_20_Contents">
      <style:text-properties fo:font-weight="bold" officeooo:rsid="001cb489" officeooo:paragraph-rsid="003ac6fe" style:font-weight-asian="bold" style:font-weight-complex="bold"/>
    </style:style>
    <style:style style:name="P41" style:family="paragraph" style:parent-style-name="Table_20_Contents">
      <style:text-properties officeooo:rsid="0021339e" officeooo:paragraph-rsid="0021339e"/>
    </style:style>
    <style:style style:name="P42" style:family="paragraph" style:parent-style-name="Table_20_Contents">
      <style:text-properties officeooo:rsid="0029543e" officeooo:paragraph-rsid="0029543e"/>
    </style:style>
    <style:style style:name="P43" style:family="paragraph" style:parent-style-name="Table_20_Contents">
      <style:text-properties officeooo:rsid="0029543e" officeooo:paragraph-rsid="002a6b60"/>
    </style:style>
    <style:style style:name="P44" style:family="paragraph" style:parent-style-name="Table_20_Contents">
      <style:text-properties officeooo:rsid="0029543e" officeooo:paragraph-rsid="002ca5a3"/>
    </style:style>
    <style:style style:name="P45" style:family="paragraph" style:parent-style-name="Table_20_Contents">
      <style:text-properties officeooo:rsid="0029543e" officeooo:paragraph-rsid="002e17e3"/>
    </style:style>
    <style:style style:name="P46" style:family="paragraph" style:parent-style-name="Table_20_Contents">
      <style:text-properties officeooo:rsid="0029543e" officeooo:paragraph-rsid="00330ea1"/>
    </style:style>
    <style:style style:name="P47" style:family="paragraph" style:parent-style-name="Table_20_Contents">
      <style:text-properties officeooo:rsid="0029543e" officeooo:paragraph-rsid="003512bd"/>
    </style:style>
    <style:style style:name="P48" style:family="paragraph" style:parent-style-name="Table_20_Contents">
      <style:text-properties officeooo:rsid="0029543e" officeooo:paragraph-rsid="0037a9f2"/>
    </style:style>
    <style:style style:name="P49" style:family="paragraph" style:parent-style-name="Table_20_Contents">
      <style:text-properties officeooo:rsid="0029543e" officeooo:paragraph-rsid="003ac6fe"/>
    </style:style>
    <style:style style:name="P50" style:family="paragraph" style:parent-style-name="Table_20_Contents">
      <style:text-properties officeooo:rsid="002b37f9" officeooo:paragraph-rsid="002b37f9"/>
    </style:style>
    <style:style style:name="P51" style:family="paragraph" style:parent-style-name="Table_20_Contents">
      <style:text-properties officeooo:rsid="002b37f9" officeooo:paragraph-rsid="002e17e3"/>
    </style:style>
    <style:style style:name="P52" style:family="paragraph" style:parent-style-name="Table_20_Contents">
      <style:text-properties officeooo:rsid="002ca5a3" officeooo:paragraph-rsid="002ca5a3"/>
    </style:style>
    <style:style style:name="P53" style:family="paragraph" style:parent-style-name="Table_20_Contents">
      <style:text-properties officeooo:rsid="002e17e3" officeooo:paragraph-rsid="002e17e3"/>
    </style:style>
    <style:style style:name="P54" style:family="paragraph" style:parent-style-name="Table_20_Contents">
      <style:text-properties officeooo:rsid="003005ca" officeooo:paragraph-rsid="003005ca"/>
    </style:style>
    <style:style style:name="P55" style:family="paragraph" style:parent-style-name="Table_20_Contents">
      <style:text-properties officeooo:rsid="003504e5" officeooo:paragraph-rsid="003504e5"/>
    </style:style>
    <style:style style:name="P56" style:family="paragraph" style:parent-style-name="Table_20_Contents">
      <style:text-properties officeooo:rsid="003512bd" officeooo:paragraph-rsid="003512bd"/>
    </style:style>
    <style:style style:name="P57" style:family="paragraph" style:parent-style-name="Table_20_Contents">
      <style:text-properties officeooo:rsid="0037a9f2" officeooo:paragraph-rsid="0037a9f2"/>
    </style:style>
    <style:style style:name="P58" style:family="paragraph" style:parent-style-name="Table_20_Contents">
      <style:text-properties officeooo:rsid="00399860" officeooo:paragraph-rsid="00399860"/>
    </style:style>
    <style:style style:name="P59" style:family="paragraph" style:parent-style-name="Table_20_Contents">
      <style:text-properties officeooo:rsid="00399860" officeooo:paragraph-rsid="003ac6fe"/>
    </style:style>
    <style:style style:name="P60" style:family="paragraph" style:parent-style-name="Table_20_Contents">
      <style:text-properties officeooo:rsid="003ac6fe" officeooo:paragraph-rsid="003ac6fe"/>
    </style:style>
    <style:style style:name="P61" style:family="paragraph" style:parent-style-name="Table_20_Contents">
      <style:text-properties officeooo:rsid="003c7c28" officeooo:paragraph-rsid="003c7c28"/>
    </style:style>
    <style:style style:name="P62" style:family="paragraph" style:parent-style-name="Table_20_Contents">
      <style:text-properties officeooo:rsid="00485816" officeooo:paragraph-rsid="00485816"/>
    </style:style>
    <style:style style:name="P63" style:family="paragraph" style:parent-style-name="Text_20_body">
      <style:text-properties officeooo:rsid="0017e8c0" officeooo:paragraph-rsid="0017e8c0"/>
    </style:style>
    <style:style style:name="P64" style:family="paragraph" style:parent-style-name="Text_20_body">
      <style:text-properties officeooo:rsid="0019c523" officeooo:paragraph-rsid="0019c523"/>
    </style:style>
    <style:style style:name="P65" style:family="paragraph" style:parent-style-name="Text_20_body">
      <style:text-properties officeooo:rsid="0019c523" officeooo:paragraph-rsid="001e8f1e"/>
    </style:style>
    <style:style style:name="P66" style:family="paragraph" style:parent-style-name="Text_20_body">
      <style:text-properties officeooo:rsid="0019c523" officeooo:paragraph-rsid="002b37f9"/>
    </style:style>
    <style:style style:name="P67" style:family="paragraph" style:parent-style-name="Text_20_body">
      <style:text-properties officeooo:rsid="0019c523" officeooo:paragraph-rsid="002a6b60"/>
    </style:style>
    <style:style style:name="P68" style:family="paragraph" style:parent-style-name="Text_20_body">
      <style:text-properties officeooo:rsid="0019c523" officeooo:paragraph-rsid="002e17e3"/>
    </style:style>
    <style:style style:name="P69" style:family="paragraph" style:parent-style-name="Text_20_body">
      <style:text-properties officeooo:rsid="0019c523" officeooo:paragraph-rsid="003512bd"/>
    </style:style>
    <style:style style:name="P70" style:family="paragraph" style:parent-style-name="Text_20_body">
      <style:text-properties officeooo:rsid="0029543e" officeooo:paragraph-rsid="0029543e"/>
    </style:style>
    <style:style style:name="P71" style:family="paragraph" style:parent-style-name="Text_20_body">
      <style:text-properties officeooo:rsid="00330ea1" officeooo:paragraph-rsid="00330ea1"/>
    </style:style>
    <style:style style:name="P72" style:family="paragraph" style:parent-style-name="Text_20_body">
      <style:text-properties officeooo:rsid="00330ea1" officeooo:paragraph-rsid="003512bd"/>
    </style:style>
    <style:style style:name="P73" style:family="paragraph" style:parent-style-name="Text_20_body">
      <style:text-properties officeooo:rsid="00330ea1" officeooo:paragraph-rsid="0037a9f2"/>
    </style:style>
    <style:style style:name="P74" style:family="paragraph" style:parent-style-name="Text_20_body">
      <style:text-properties officeooo:rsid="00330ea1" officeooo:paragraph-rsid="003ac6fe"/>
    </style:style>
    <style:style style:name="P75" style:family="paragraph" style:parent-style-name="Text_20_body">
      <style:text-properties officeooo:paragraph-rsid="0037a9f2"/>
    </style:style>
    <style:style style:name="P76" style:family="paragraph" style:parent-style-name="Text_20_body">
      <style:text-properties officeooo:paragraph-rsid="003ac6fe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9" style:family="paragraph" style:parent-style-name="Heading_20_2">
      <style:text-properties officeooo:rsid="0019c523" officeooo:paragraph-rsid="001e8f1e"/>
    </style:style>
    <style:style style:name="P80" style:family="paragraph" style:parent-style-name="Heading_20_2">
      <style:text-properties officeooo:rsid="0019c523" officeooo:paragraph-rsid="0029543e"/>
    </style:style>
    <style:style style:name="P81" style:family="paragraph" style:parent-style-name="Heading_20_2">
      <style:text-properties officeooo:rsid="0019c523" officeooo:paragraph-rsid="003512bd"/>
    </style:style>
    <style:style style:name="P82" style:family="paragraph" style:parent-style-name="Heading_20_2">
      <style:text-properties officeooo:rsid="0019c523" officeooo:paragraph-rsid="0037a9f2"/>
    </style:style>
    <style:style style:name="P83" style:family="paragraph" style:parent-style-name="Heading_20_2">
      <style:text-properties officeooo:rsid="0019c523" officeooo:paragraph-rsid="003ac6fe"/>
    </style:style>
    <style:style style:name="P84" style:family="paragraph" style:parent-style-name="Heading_20_2">
      <style:text-properties officeooo:rsid="0019c523" officeooo:paragraph-rsid="004c7f3c"/>
    </style:style>
    <style:style style:name="P85" style:family="paragraph" style:parent-style-name="Standard">
      <style:text-properties officeooo:rsid="002b37f9" officeooo:paragraph-rsid="002ca5a3"/>
    </style:style>
    <style:style style:name="P86" style:family="paragraph" style:parent-style-name="Standard">
      <style:text-properties officeooo:rsid="003512bd" officeooo:paragraph-rsid="004c7f3c"/>
    </style:style>
    <style:style style:name="P87" style:family="paragraph" style:parent-style-name="Table_20_Contents">
      <style:text-properties officeooo:rsid="0029543e" officeooo:paragraph-rsid="004c7f3c"/>
    </style:style>
    <style:style style:name="P88" style:family="paragraph" style:parent-style-name="Table_20_Contents">
      <style:text-properties officeooo:rsid="003504e5" officeooo:paragraph-rsid="004c7f3c"/>
    </style:style>
    <style:style style:name="P89" style:family="paragraph" style:parent-style-name="Table_20_Contents">
      <style:text-properties officeooo:rsid="003512bd" officeooo:paragraph-rsid="004c7f3c"/>
    </style:style>
    <style:style style:name="P90" style:family="paragraph" style:parent-style-name="Table_20_Contents">
      <style:text-properties fo:font-weight="bold" officeooo:rsid="001cb489" officeooo:paragraph-rsid="004c7f3c" style:font-weight-asian="bold" style:font-weight-complex="bold"/>
    </style:style>
    <style:style style:name="P91" style:family="paragraph" style:parent-style-name="Table_20_Contents">
      <style:text-properties fo:font-weight="bold" officeooo:rsid="001adba0" officeooo:paragraph-rsid="004c7f3c" style:font-weight-asian="bold" style:font-weight-complex="bold"/>
    </style:style>
    <style:style style:name="P92" style:family="paragraph" style:parent-style-name="Table_20_Contents">
      <style:text-properties officeooo:rsid="0019c523" officeooo:paragraph-rsid="004c7f3c"/>
    </style:style>
    <style:style style:name="P93" style:family="paragraph" style:parent-style-name="Table_20_Contents">
      <style:text-properties officeooo:rsid="001adba0" officeooo:paragraph-rsid="004c7f3c"/>
    </style:style>
    <style:style style:name="P94" style:family="paragraph" style:parent-style-name="Text_20_body">
      <style:text-properties officeooo:rsid="00330ea1" officeooo:paragraph-rsid="004c7f3c"/>
    </style:style>
    <style:style style:name="P95" style:family="paragraph" style:parent-style-name="Text_20_body">
      <style:text-properties officeooo:rsid="0019c523" officeooo:paragraph-rsid="004c7f3c"/>
    </style:style>
    <style:style style:name="T1" style:family="text">
      <style:text-properties officeooo:rsid="0019c523"/>
    </style:style>
    <style:style style:name="T2" style:family="text">
      <style:text-properties officeooo:rsid="001c3f87"/>
    </style:style>
    <style:style style:name="T3" style:family="text">
      <style:text-properties officeooo:rsid="001e8f1e"/>
    </style:style>
    <style:style style:name="T4" style:family="text">
      <style:text-properties officeooo:rsid="0021339e"/>
    </style:style>
    <style:style style:name="T5" style:family="text">
      <style:text-properties officeooo:rsid="00228923"/>
    </style:style>
    <style:style style:name="T6" style:family="text">
      <style:text-properties officeooo:rsid="00234fd5"/>
    </style:style>
    <style:style style:name="T7" style:family="text">
      <style:text-properties officeooo:rsid="002502bc"/>
    </style:style>
    <style:style style:name="T8" style:family="text">
      <style:text-properties officeooo:rsid="002567ae"/>
    </style:style>
    <style:style style:name="T9" style:family="text">
      <style:text-properties officeooo:rsid="0027c48f"/>
    </style:style>
    <style:style style:name="T10" style:family="text">
      <style:text-properties officeooo:rsid="0029543e"/>
    </style:style>
    <style:style style:name="T11" style:family="text">
      <style:text-properties officeooo:rsid="002a6b60"/>
    </style:style>
    <style:style style:name="T12" style:family="text">
      <style:text-properties officeooo:rsid="002b37f9"/>
    </style:style>
    <style:style style:name="T13" style:family="text">
      <style:text-properties officeooo:rsid="002ca5a3"/>
    </style:style>
    <style:style style:name="T14" style:family="text">
      <style:text-properties officeooo:rsid="002e17e3"/>
    </style:style>
    <style:style style:name="T15" style:family="text">
      <style:text-properties officeooo:rsid="0031f36b"/>
    </style:style>
    <style:style style:name="T16" style:family="text">
      <style:text-properties officeooo:rsid="00330ea1"/>
    </style:style>
    <style:style style:name="T17" style:family="text">
      <style:text-properties officeooo:rsid="003512bd"/>
    </style:style>
    <style:style style:name="T18" style:family="text">
      <style:text-properties style:font-name="Liberation Sans" fo:font-size="16.1000003814697pt" fo:font-weight="bold" officeooo:rsid="003512b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7a9f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0" style:family="text">
      <style:text-properties officeooo:rsid="0037a9f2"/>
    </style:style>
    <style:style style:name="T21" style:family="text">
      <style:text-properties officeooo:rsid="00399860"/>
    </style:style>
    <style:style style:name="T22" style:family="text">
      <style:text-properties officeooo:rsid="003ac6fe"/>
    </style:style>
    <style:style style:name="T23" style:family="text">
      <style:text-properties officeooo:rsid="003c7c28"/>
    </style:style>
    <style:style style:name="T24" style:family="text">
      <style:text-properties officeooo:rsid="003f7cf6"/>
    </style:style>
    <style:style style:name="T25" style:family="text">
      <style:text-properties officeooo:rsid="00434d93"/>
    </style:style>
    <style:style style:name="T26" style:family="text">
      <style:text-properties officeooo:rsid="0044ec29"/>
    </style:style>
    <style:style style:name="T27" style:family="text">
      <style:text-properties officeooo:rsid="0048581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M32 PLC – OpenSourceLogger Protocol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Innehållsförteckning</text:p>
          </text:index-title>
          <text:p text:style-name="P77"><text:a xlink:type="simple" xlink:href="#__RefHeading___Toc127_2528918303" text:style-name="Index_20_Link" text:visited-style-name="Index_20_Link">Introduction<text:tab/>1</text:a></text:p>
          <text:p text:style-name="P77"><text:a xlink:type="simple" xlink:href="#__RefHeading___Toc129_2528918303" text:style-name="Index_20_Link" text:visited-style-name="Index_20_Link">Protocol<text:tab/>1</text:a></text:p>
          <text:p text:style-name="P78"><text:a xlink:type="simple" xlink:href="#__RefHeading___Toc131_2528918303" text:style-name="Index_20_Link" text:visited-style-name="Index_20_Link">TX CAN Bus message OpenSourceLogger → STM32 PLC<text:tab/>1</text:a></text:p>
          <text:p text:style-name="P78"><text:a xlink:type="simple" xlink:href="#__RefHeading___Toc133_2528918303" text:style-name="Index_20_Link" text:visited-style-name="Index_20_Link">RX CAN Bus message STM32 PLC→ OpenSourceLogger<text:tab/>1</text:a></text:p>
          <text:p text:style-name="P78"><text:a xlink:type="simple" xlink:href="#__RefHeading___Toc135_2528918303" text:style-name="Index_20_Link" text:visited-style-name="Index_20_Link">Control message OpenSourceLogger → STM32 PLC<text:tab/>2</text:a></text:p>
          <text:p text:style-name="P78"><text:a xlink:type="simple" xlink:href="#__RefHeading___Toc139_2528918303" text:style-name="Index_20_Link" text:visited-style-name="Index_20_Link">Sigma Delta ADC gain set OpenSourceLogger → STM32 PLC<text:tab/>3</text:a></text:p>
          <text:p text:style-name="P78"><text:a xlink:type="simple" xlink:href="#__RefHeading___Toc141_2528918303" text:style-name="Index_20_Link" text:visited-style-name="Index_20_Link">Sigma Delta ADC gains request OpenSourceLogger → STM32 PLC<text:tab/>4</text:a></text:p>
          <text:p text:style-name="P78"><text:a xlink:type="simple" xlink:href="#__RefHeading___Toc1693_433725410" text:style-name="Index_20_Link" text:visited-style-name="Index_20_Link">PWM prescaler set OpenSourceLogger → STM32 PLC<text:tab/>4</text:a></text:p>
          <text:p text:style-name="P78"><text:a xlink:type="simple" xlink:href="#__RefHeading___Toc143_2528918303" text:style-name="Index_20_Link" text:visited-style-name="Index_20_Link">PWM prescalers request OpenSourceLogger → STM32 PLC<text:tab/>5</text:a></text:p>
        </text:index-body>
      </text:table-of-content>
      <text:h text:style-name="Heading_20_1" text:outline-level="1"><text:bookmark-start text:name="__RefHeading___Toc127_2528918303"/>Introduction<text:bookmark-end text:name="__RefHeading___Toc127_2528918303"/></text:h>
      <text:p text:style-name="P63">STM32 PLC is the USB slave unit and OpenSourceLogger <text:span text:style-name="T1">is the logging software.</text:span></text:p>
      <text:h text:style-name="Heading_20_1" text:outline-level="1"><text:bookmark-start text:name="__RefHeading___Toc129_2528918303"/>Prot<text:span text:style-name="T1">o</text:span>col<text:bookmark-end text:name="__RefHeading___Toc129_2528918303"/></text:h>
      <text:h text:style-name="Heading_20_2" text:outline-level="2"><text:bookmark-start text:name="__RefHeading___Toc131_2528918303"/><text:span text:style-name="T1">TX </text:span>CAN Bus message OpenSourceLogger → STM32 PLC<text:bookmark-end text:name="__RefHeading___Toc131_2528918303"/></text:h>
      <text:p text:style-name="P64">Transmit<text:span text:style-name="T3">ted </text:span><text:span text:style-name="T7">on </text:span><text:span text:style-name="T8">GUI </text:span><text:span text:style-name="T7">event: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C"/>
        <table:table-column table:style-name="Tabell1.F"/>
        <table:table-column table:style-name="Tabell1.G" table:number-columns-repeated="2"/>
        <table:table-column table:style-name="Tabell1.I"/>
        <table:table-row table:style-name="TableLine1845932276080">
          <table:table-cell table:style-name="Tabell1.A1" office:value-type="string">
            <text:p text:style-name="P11">Byte 0</text:p>
          </table:table-cell>
          <table:table-cell table:style-name="Tabell1.A1" office:value-type="string">
            <text:p text:style-name="P11">Byte 1</text:p>
          </table:table-cell>
          <table:table-cell table:style-name="Tabell1.A1" office:value-type="string">
            <text:p text:style-name="P11">Byte 2</text:p>
          </table:table-cell>
          <table:table-cell table:style-name="Tabell1.A1" office:value-type="string">
            <text:p text:style-name="P12">to</text:p>
          </table:table-cell>
          <table:table-cell table:style-name="Tabell1.A1" office:value-type="string">
            <text:p text:style-name="P11">Byte 5</text:p>
          </table:table-cell>
          <table:table-cell table:style-name="Tabell1.A1" office:value-type="string">
            <text:p text:style-name="P11">Byte 6</text:p>
          </table:table-cell>
          <table:table-cell table:style-name="Tabell1.A1" office:value-type="string">
            <text:p text:style-name="P11">Byte 7</text:p>
          </table:table-cell>
          <table:table-cell table:style-name="Tabell1.A1" office:value-type="string">
            <text:p text:style-name="P12">to</text:p>
          </table:table-cell>
          <table:table-cell table:style-name="Tabell1.I1" office:value-type="string">
            <text:p text:style-name="P11">Byte 1<text:span text:style-name="T6">5</text:span></text:p>
          </table:table-cell>
        </table:table-row>
        <table:table-row table:style-name="TableLine1845932282336">
          <table:table-cell table:style-name="Tabell1.A2" office:value-type="string">
            <text:p text:style-name="P11">Message type</text:p>
          </table:table-cell>
          <table:table-cell table:style-name="Tabell1.A2" office:value-type="string">
            <text:p text:style-name="P11">IDE</text:p>
          </table:table-cell>
          <table:table-cell table:style-name="Tabell1.A2" table:number-columns-spanned="3" office:value-type="string">
            <text:p text:style-name="P11">ID MSB <text:s text:c="22"/>ID LSB</text:p>
          </table:table-cell>
          <table:covered-table-cell/>
          <table:covered-table-cell/>
          <table:table-cell table:style-name="Tabell1.A2" office:value-type="string">
            <text:p text:style-name="P11">DLC</text:p>
          </table:table-cell>
          <table:table-cell table:style-name="Tabell1.G2" table:number-columns-spanned="3" office:value-type="string">
            <text:p text:style-name="P11">Data MSB <text:s text:c="12"/>Data LSB</text:p>
          </table:table-cell>
          <table:covered-table-cell/>
          <table:covered-table-cell/>
        </table:table-row>
      </table:table>
      <text:p text:style-name="P64"/>
      <table:table table:name="Tabell2" table:style-name="Tabell2">
        <table:table-column table:style-name="Tabell2.A"/>
        <table:table-column table:style-name="Tabell2.B"/>
        <table:table-column table:style-name="Tabell2.C"/>
        <table:table-row table:style-name="TableLine1845932280432">
          <table:table-cell table:style-name="Tabell2.A1" office:value-type="string">
            <text:p text:style-name="P34">Byte</text:p>
          </table:table-cell>
          <table:table-cell table:style-name="Tabell2.A1" office:value-type="string">
            <text:p text:style-name="P27">Value</text:p>
          </table:table-cell>
          <table:table-cell table:style-name="Tabell2.C1" office:value-type="string">
            <text:p text:style-name="P27">Comment</text:p>
          </table:table-cell>
        </table:table-row>
        <table:table-row table:style-name="TableLine1845932269552">
          <table:table-cell table:style-name="Tabell2.A2" office:value-type="string">
            <text:p text:style-name="P11">Message type</text:p>
          </table:table-cell>
          <table:table-cell table:style-name="Tabell2.A2" office:value-type="string">
            <text:p text:style-name="P20">0x1</text:p>
          </table:table-cell>
          <table:table-cell table:style-name="Tabell2.C2" office:value-type="string">
            <text:p text:style-name="P20">For STM32 PLC</text:p>
          </table:table-cell>
        </table:table-row>
        <table:table-row table:style-name="TableLine1845932290224">
          <table:table-cell table:style-name="Tabell2.A2" office:value-type="string">
            <text:p text:style-name="P11">IDE</text:p>
          </table:table-cell>
          <table:table-cell table:style-name="Tabell2.A2" office:value-type="string">
            <text:p text:style-name="P20">0x0 or 0x4</text:p>
          </table:table-cell>
          <table:table-cell table:style-name="Tabell2.C2" office:value-type="string">
            <text:p text:style-name="P20">0x0 = Standard ID, 0x4 = Extended ID</text:p>
          </table:table-cell>
        </table:table-row>
        <table:table-row table:style-name="TableLine1845932287504">
          <table:table-cell table:style-name="Tabell2.A2" office:value-type="string">
            <text:p text:style-name="P20">ID</text:p>
          </table:table-cell>
          <table:table-cell table:style-name="Tabell2.A2" office:value-type="string">
            <text:p text:style-name="P20">0x<text:span text:style-name="T2">0</text:span> to 0xFFFFFFFF</text:p>
          </table:table-cell>
          <table:table-cell table:style-name="Tabell2.C2" office:value-type="string">
            <text:p text:style-name="P20">For both standard ID and extended ID</text:p>
          </table:table-cell>
        </table:table-row>
        <table:table-row table:style-name="TableLine1845932294032">
          <table:table-cell table:style-name="Tabell2.A2" office:value-type="string">
            <text:p text:style-name="P20">DLC</text:p>
          </table:table-cell>
          <table:table-cell table:style-name="Tabell2.A2" office:value-type="string">
            <text:p text:style-name="P20"><text:span text:style-name="T4">0x</text:span><text:span text:style-name="T5">0 to 0x8</text:span></text:p>
          </table:table-cell>
          <table:table-cell table:style-name="Tabell2.C2" office:value-type="string">
            <text:p text:style-name="P20">Length of data</text:p>
          </table:table-cell>
        </table:table-row>
        <table:table-row table:style-name="TableLine1845932288864">
          <table:table-cell table:style-name="Tabell2.A2" office:value-type="string">
            <text:p text:style-name="P20">Data</text:p>
          </table:table-cell>
          <table:table-cell table:style-name="Tabell2.A2" office:value-type="string">
            <text:p text:style-name="P20">0x0 to 0xFF</text:p>
          </table:table-cell>
          <table:table-cell table:style-name="Tabell2.C2" office:value-type="string">
            <text:p text:style-name="P20">Message data</text:p>
          </table:table-cell>
        </table:table-row>
      </table:table>
      <text:p text:style-name="P64">Receive: No response back</text:p>
      <text:h text:style-name="P79" text:outline-level="2"><text:bookmark-start text:name="__RefHeading___Toc133_2528918303"/><text:span text:style-name="T3">RX</text:span> CAN Bus message STM32 PLC→ OpenSourceLogger<text:bookmark-end text:name="__RefHeading___Toc133_2528918303"/></text:h>
      <text:p text:style-name="P65">Transmi<text:span text:style-name="T3">tted when STM32 PLC got a CAN message: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C"/>
        <table:table-column table:style-name="Tabell3.F"/>
        <table:table-column table:style-name="Tabell3.G" table:number-columns-repeated="2"/>
        <table:table-column table:style-name="Tabell3.I"/>
        <table:table-row table:style-name="TableLine1845932267376">
          <table:table-cell table:style-name="Tabell3.A1" office:value-type="string">
            <text:p text:style-name="P14">Byte 0</text:p>
          </table:table-cell>
          <table:table-cell table:style-name="Tabell3.A1" office:value-type="string">
            <text:p text:style-name="P14">Byte 1</text:p>
          </table:table-cell>
          <table:table-cell table:style-name="Tabell3.A1" office:value-type="string">
            <text:p text:style-name="P14">Byte 2</text:p>
          </table:table-cell>
          <table:table-cell table:style-name="Tabell3.A1" office:value-type="string">
            <text:p text:style-name="P13">to</text:p>
          </table:table-cell>
          <table:table-cell table:style-name="Tabell3.A1" office:value-type="string">
            <text:p text:style-name="P14">Byte 5</text:p>
          </table:table-cell>
          <table:table-cell table:style-name="Tabell3.A1" office:value-type="string">
            <text:p text:style-name="P14">Byte 6</text:p>
          </table:table-cell>
          <table:table-cell table:style-name="Tabell3.A1" office:value-type="string">
            <text:p text:style-name="P14">Byte 7</text:p>
          </table:table-cell>
          <table:table-cell table:style-name="Tabell3.A1" office:value-type="string">
            <text:p text:style-name="P13">to</text:p>
          </table:table-cell>
          <table:table-cell table:style-name="Tabell3.I1" office:value-type="string">
            <text:p text:style-name="P14">Byte 1<text:span text:style-name="T6">5</text:span></text:p>
          </table:table-cell>
        </table:table-row>
        <table:table-row table:style-name="TableLine1845932295392">
          <table:table-cell table:style-name="Tabell3.A2" office:value-type="string">
            <text:p text:style-name="P14">Message type</text:p>
          </table:table-cell>
          <table:table-cell table:style-name="Tabell3.A2" office:value-type="string">
            <text:p text:style-name="P14">IDE</text:p>
          </table:table-cell>
          <table:table-cell table:style-name="Tabell3.A2" table:number-columns-spanned="3" office:value-type="string">
            <text:p text:style-name="P14">ID MSB <text:s text:c="22"/>ID LSB</text:p>
          </table:table-cell>
          <table:covered-table-cell/>
          <table:covered-table-cell/>
          <table:table-cell table:style-name="Tabell3.A2" office:value-type="string">
            <text:p text:style-name="P14">DLC</text:p>
          </table:table-cell>
          <table:table-cell table:style-name="Tabell3.G2" table:number-columns-spanned="3" office:value-type="string">
            <text:p text:style-name="P14">Data MSB <text:s text:c="12"/>Data LSB</text:p>
          </table:table-cell>
          <table:covered-table-cell/>
          <table:covered-table-cell/>
        </table:table-row>
      </table:table>
      <text:p text:style-name="P65"><text:soft-page-break/></text:p>
      <table:table table:name="Tabell4" table:style-name="Tabell4">
        <table:table-column table:style-name="Tabell4.A"/>
        <table:table-column table:style-name="Tabell4.B"/>
        <table:table-column table:style-name="Tabell4.C"/>
        <table:table-row table:style-name="TableLine1845932292944">
          <table:table-cell table:style-name="Tabell4.A1" office:value-type="string">
            <text:p text:style-name="P35">Byte</text:p>
          </table:table-cell>
          <table:table-cell table:style-name="Tabell4.A1" office:value-type="string">
            <text:p text:style-name="P28">Value</text:p>
          </table:table-cell>
          <table:table-cell table:style-name="Tabell4.C1" office:value-type="string">
            <text:p text:style-name="P28">Comment</text:p>
          </table:table-cell>
        </table:table-row>
        <table:table-row table:style-name="TableLine1845932296480">
          <table:table-cell table:style-name="Tabell4.A2" office:value-type="string">
            <text:p text:style-name="P14">Message type</text:p>
          </table:table-cell>
          <table:table-cell table:style-name="Tabell4.A2" office:value-type="string">
            <text:p text:style-name="P21">0x<text:span text:style-name="T9">0</text:span></text:p>
          </table:table-cell>
          <table:table-cell table:style-name="Tabell4.C2" office:value-type="string">
            <text:p text:style-name="P21">For <text:span text:style-name="T3">OpenSourceLogger</text:span></text:p>
          </table:table-cell>
        </table:table-row>
        <table:table-row table:style-name="TableLine1845932299744">
          <table:table-cell table:style-name="Tabell4.A2" office:value-type="string">
            <text:p text:style-name="P14">IDE</text:p>
          </table:table-cell>
          <table:table-cell table:style-name="Tabell4.A2" office:value-type="string">
            <text:p text:style-name="P21">0x0 or 0x4</text:p>
          </table:table-cell>
          <table:table-cell table:style-name="Tabell4.C2" office:value-type="string">
            <text:p text:style-name="P21">0x0 = Standard ID, 0x4 = Extended ID</text:p>
          </table:table-cell>
        </table:table-row>
        <table:table-row table:style-name="TableLine1845932286960">
          <table:table-cell table:style-name="Tabell4.A2" office:value-type="string">
            <text:p text:style-name="P21">ID</text:p>
          </table:table-cell>
          <table:table-cell table:style-name="Tabell4.A2" office:value-type="string">
            <text:p text:style-name="P21">0x<text:span text:style-name="T2">0</text:span> to 0xFFFFFFFF</text:p>
          </table:table-cell>
          <table:table-cell table:style-name="Tabell4.C2" office:value-type="string">
            <text:p text:style-name="P21">For both standard ID and extended ID</text:p>
          </table:table-cell>
        </table:table-row>
        <table:table-row table:style-name="TableLine1845932293760">
          <table:table-cell table:style-name="Tabell4.A2" office:value-type="string">
            <text:p text:style-name="P21">DLC</text:p>
          </table:table-cell>
          <table:table-cell table:style-name="Tabell4.A2" office:value-type="string">
            <text:p text:style-name="P41">0x8</text:p>
          </table:table-cell>
          <table:table-cell table:style-name="Tabell4.C2" office:value-type="string">
            <text:p text:style-name="P21">Length of data.</text:p>
          </table:table-cell>
        </table:table-row>
        <table:table-row table:style-name="TableLine1845932297296">
          <table:table-cell table:style-name="Tabell4.A2" office:value-type="string">
            <text:p text:style-name="P21">Data</text:p>
          </table:table-cell>
          <table:table-cell table:style-name="Tabell4.A2" office:value-type="string">
            <text:p text:style-name="P21">0x0 to 0xFF</text:p>
          </table:table-cell>
          <table:table-cell table:style-name="Tabell4.C2" office:value-type="string">
            <text:p text:style-name="P21">Message data</text:p>
          </table:table-cell>
        </table:table-row>
      </table:table>
      <text:p text:style-name="P65">Receive: No response back</text:p>
      <text:h text:style-name="P80" text:outline-level="2"><text:bookmark-start text:name="__RefHeading___Toc135_2528918303"/><text:span text:style-name="T10">Control</text:span> message OpenSourceLogger → STM32 PLC<text:bookmark-end text:name="__RefHeading___Toc135_2528918303"/></text:h>
      <text:p text:style-name="P70">Transmitted every 1 millisecond: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A"/>
        <table:table-column table:style-name="Tabell5.D"/>
        <table:table-column table:style-name="Tabell5.G"/>
        <table:table-row table:style-name="TableLine1845932289680">
          <table:table-cell table:style-name="Tabell5.A1" office:value-type="string">
            <text:p text:style-name="P42">Byte 0</text:p>
          </table:table-cell>
          <table:table-cell table:style-name="Tabell5.A1" office:value-type="string">
            <text:p text:style-name="P42">Byte 1</text:p>
          </table:table-cell>
          <table:table-cell table:style-name="Tabell5.A1" office:value-type="string">
            <text:p text:style-name="P42">Byte 1</text:p>
          </table:table-cell>
          <table:table-cell table:style-name="Tabell5.A1" office:value-type="string">
            <text:p text:style-name="P42">Byte 2</text:p>
          </table:table-cell>
          <table:table-cell table:style-name="Tabell5.A1" office:value-type="string">
            <text:p text:style-name="P42">Byte 3</text:p>
          </table:table-cell>
          <table:table-cell table:style-name="Tabell5.A1" office:value-type="string">
            <text:p text:style-name="P42">Byte 4</text:p>
          </table:table-cell>
          <table:table-cell table:style-name="Tabell5.G1" office:value-type="string">
            <text:p text:style-name="P42">Byte 5</text:p>
          </table:table-cell>
        </table:table-row>
        <table:table-row table:style-name="TableLine1845932299200">
          <table:table-cell table:style-name="Tabell5.A2" office:value-type="string">
            <text:p text:style-name="P42">Message type</text:p>
          </table:table-cell>
          <table:table-cell table:style-name="Tabell5.A2" office:value-type="string">
            <text:p text:style-name="P42">PWM0 MSB</text:p>
          </table:table-cell>
          <table:table-cell table:style-name="Tabell5.A2" office:value-type="string">
            <text:p text:style-name="P42">PWM0 LSB</text:p>
          </table:table-cell>
          <table:table-cell table:style-name="Tabell5.A2" office:value-type="string">
            <text:p text:style-name="P42">PWM1 MSB</text:p>
          </table:table-cell>
          <table:table-cell table:style-name="Tabell5.A2" office:value-type="string">
            <text:p text:style-name="P42">PWM1 LSB</text:p>
          </table:table-cell>
          <table:table-cell table:style-name="Tabell5.A2" office:value-type="string">
            <text:p text:style-name="P42">PWM2 MSB</text:p>
          </table:table-cell>
          <table:table-cell table:style-name="Tabell5.G2" office:value-type="string">
            <text:p text:style-name="P42">PWM2 LSB</text:p>
          </table:table-cell>
        </table:table-row>
      </table:table>
      <text:p text:style-name="P4"/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 table:number-columns-repeated="3"/>
        <table:table-row table:style-name="TableLine1845932299472">
          <table:table-cell table:style-name="Tabell6.A1" office:value-type="string">
            <text:p text:style-name="P43">Byte <text:span text:style-name="T11">6</text:span></text:p>
          </table:table-cell>
          <table:table-cell table:style-name="Tabell6.A1" office:value-type="string">
            <text:p text:style-name="P43">Byte <text:span text:style-name="T11">7</text:span></text:p>
          </table:table-cell>
          <table:table-cell table:style-name="Tabell6.A1" office:value-type="string">
            <text:p text:style-name="P43">Byte <text:span text:style-name="T11">8</text:span></text:p>
          </table:table-cell>
          <table:table-cell table:style-name="Tabell6.A1" office:value-type="string">
            <text:p text:style-name="P43">Byte <text:span text:style-name="T11">9</text:span></text:p>
          </table:table-cell>
          <table:table-cell table:style-name="Tabell6.A1" office:value-type="string">
            <text:p text:style-name="P43">Byte <text:span text:style-name="T11">10</text:span></text:p>
          </table:table-cell>
          <table:table-cell table:style-name="Tabell6.F1" office:value-type="string">
            <text:p text:style-name="P43">Byte <text:span text:style-name="T11">11</text:span></text:p>
          </table:table-cell>
        </table:table-row>
        <table:table-row table:style-name="TableLine1845932293488">
          <table:table-cell table:style-name="Tabell6.A2" office:value-type="string">
            <text:p text:style-name="P43">PWM<text:span text:style-name="T11">3</text:span> MSB</text:p>
          </table:table-cell>
          <table:table-cell table:style-name="Tabell6.A2" office:value-type="string">
            <text:p text:style-name="P43">PWM<text:span text:style-name="T11">3</text:span> LSB</text:p>
          </table:table-cell>
          <table:table-cell table:style-name="Tabell6.A2" office:value-type="string">
            <text:p text:style-name="P43">PW<text:span text:style-name="T11">M4</text:span> <text:span text:style-name="T11">MSB</text:span></text:p>
          </table:table-cell>
          <table:table-cell table:style-name="Tabell6.A2" office:value-type="string">
            <text:p text:style-name="P43">PWM<text:span text:style-name="T11">4</text:span> <text:span text:style-name="T11">L</text:span>SB</text:p>
          </table:table-cell>
          <table:table-cell table:style-name="Tabell6.A2" office:value-type="string">
            <text:p text:style-name="P43">PWM<text:span text:style-name="T11">5</text:span> <text:span text:style-name="T11">MSB</text:span></text:p>
          </table:table-cell>
          <table:table-cell table:style-name="Tabell6.F2" office:value-type="string">
            <text:p text:style-name="P43">PWM<text:span text:style-name="T11">5</text:span> <text:span text:style-name="T11">L</text:span>SB</text:p>
          </table:table-cell>
        </table:table-row>
      </table:table>
      <text:p text:style-name="P4"/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 table:number-columns-repeated="3"/>
        <table:table-row table:style-name="TableLine1845932297024">
          <table:table-cell table:style-name="Tabell7.A1" office:value-type="string">
            <text:p text:style-name="P43">Byte <text:span text:style-name="T11">12</text:span></text:p>
          </table:table-cell>
          <table:table-cell table:style-name="Tabell7.A1" office:value-type="string">
            <text:p text:style-name="P43">Byte <text:span text:style-name="T11">13</text:span></text:p>
          </table:table-cell>
          <table:table-cell table:style-name="Tabell7.A1" office:value-type="string">
            <text:p text:style-name="P43">Byte <text:span text:style-name="T11">14</text:span></text:p>
          </table:table-cell>
          <table:table-cell table:style-name="Tabell7.A1" office:value-type="string">
            <text:p text:style-name="P43">Byte <text:span text:style-name="T11">15</text:span></text:p>
          </table:table-cell>
          <table:table-cell table:style-name="Tabell7.A1" office:value-type="string">
            <text:p text:style-name="P43">Byte <text:span text:style-name="T11">16</text:span></text:p>
          </table:table-cell>
          <table:table-cell table:style-name="Tabell7.F1" office:value-type="string">
            <text:p text:style-name="P43">Byte <text:span text:style-name="T11">17</text:span></text:p>
          </table:table-cell>
        </table:table-row>
        <table:table-row table:style-name="TableLine1845932304096">
          <table:table-cell table:style-name="Tabell7.A2" office:value-type="string">
            <text:p text:style-name="P43">PWM<text:span text:style-name="T11">6</text:span> MSB</text:p>
          </table:table-cell>
          <table:table-cell table:style-name="Tabell7.A2" office:value-type="string">
            <text:p text:style-name="P43">PWM<text:span text:style-name="T11">6</text:span> LSB</text:p>
          </table:table-cell>
          <table:table-cell table:style-name="Tabell7.A2" office:value-type="string">
            <text:p text:style-name="P43">PW<text:span text:style-name="T11">M7</text:span> <text:span text:style-name="T11">MSB</text:span></text:p>
          </table:table-cell>
          <table:table-cell table:style-name="Tabell7.A2" office:value-type="string">
            <text:p text:style-name="P43">PWM<text:span text:style-name="T11">7</text:span> <text:span text:style-name="T11">L</text:span>SB</text:p>
          </table:table-cell>
          <table:table-cell table:style-name="Tabell7.A2" office:value-type="string">
            <text:p text:style-name="P43"><text:span text:style-name="T11">AO0</text:span> <text:span text:style-name="T11">MSB</text:span></text:p>
          </table:table-cell>
          <table:table-cell table:style-name="Tabell7.F2" office:value-type="string">
            <text:p text:style-name="P43"><text:span text:style-name="T11">AO0</text:span> <text:span text:style-name="T11">L</text:span>SB</text:p>
          </table:table-cell>
        </table:table-row>
      </table:table>
      <text:p text:style-name="P4"/>
      <table:table table:name="Tabell8" table:style-name="Tabell8">
        <table:table-column table:style-name="Tabell8.A"/>
        <table:table-column table:style-name="Tabell8.B"/>
        <table:table-column table:style-name="Tabell8.C"/>
        <table:table-column table:style-name="Tabell8.D"/>
        <table:table-row table:style-name="TableLine1845932288048">
          <table:table-cell table:style-name="Tabell8.A1" office:value-type="string">
            <text:p text:style-name="P43">Byte <text:span text:style-name="T11">18</text:span></text:p>
          </table:table-cell>
          <table:table-cell table:style-name="Tabell8.A1" office:value-type="string">
            <text:p text:style-name="P43">Byte <text:span text:style-name="T11">19</text:span></text:p>
          </table:table-cell>
          <table:table-cell table:style-name="Tabell8.A1" office:value-type="string">
            <text:p text:style-name="P43">Byte <text:span text:style-name="T11">20</text:span></text:p>
          </table:table-cell>
          <table:table-cell table:style-name="Tabell8.D1" office:value-type="string">
            <text:p text:style-name="P43">Byte <text:span text:style-name="T11">21</text:span></text:p>
          </table:table-cell>
        </table:table-row>
        <table:table-row table:style-name="TableLine1845932302736">
          <table:table-cell table:style-name="Tabell8.A2" office:value-type="string">
            <text:p text:style-name="P43"><text:span text:style-name="T11">AO1</text:span> MSB</text:p>
          </table:table-cell>
          <table:table-cell table:style-name="Tabell8.A2" office:value-type="string">
            <text:p text:style-name="P43"><text:span text:style-name="T11">AO1</text:span> LSB</text:p>
          </table:table-cell>
          <table:table-cell table:style-name="Tabell8.A2" office:value-type="string">
            <text:p text:style-name="P43"><text:span text:style-name="T11">AO2</text:span> <text:span text:style-name="T11">MSB</text:span></text:p>
          </table:table-cell>
          <table:table-cell table:style-name="Tabell8.D2" office:value-type="string">
            <text:p text:style-name="P43"><text:span text:style-name="T11">AO2</text:span> <text:span text:style-name="T11">L</text:span>SB</text:p>
          </table:table-cell>
        </table:table-row>
      </table:table>
      <text:p text:style-name="P67"/>
      <table:table table:name="Tabell9" table:style-name="Tabell9">
        <table:table-column table:style-name="Tabell9.A"/>
        <table:table-column table:style-name="Tabell9.B"/>
        <table:table-column table:style-name="Tabell9.C"/>
        <table:table-row table:style-name="TableLine1845932316336">
          <table:table-cell table:style-name="Tabell9.A1" office:value-type="string">
            <text:p text:style-name="P36">Byte</text:p>
          </table:table-cell>
          <table:table-cell table:style-name="Tabell9.A1" office:value-type="string">
            <text:p text:style-name="P29">Value</text:p>
          </table:table-cell>
          <table:table-cell table:style-name="Tabell9.C1" office:value-type="string">
            <text:p text:style-name="P29">Comment</text:p>
          </table:table-cell>
        </table:table-row>
        <table:table-row table:style-name="TableLine1845932301648">
          <table:table-cell table:style-name="Tabell9.A2" office:value-type="string">
            <text:p text:style-name="P15">Message type</text:p>
          </table:table-cell>
          <table:table-cell table:style-name="Tabell9.A2" office:value-type="string">
            <text:p text:style-name="P22">0x<text:span text:style-name="T12">3</text:span></text:p>
          </table:table-cell>
          <table:table-cell table:style-name="Tabell9.C2" office:value-type="string">
            <text:p text:style-name="P22">For <text:span text:style-name="T12">STM32 PLC</text:span></text:p>
          </table:table-cell>
        </table:table-row>
        <table:table-row table:style-name="TableLine1845932300560">
          <table:table-cell table:style-name="Tabell9.A2" office:value-type="string">
            <text:p text:style-name="P50">PWMx</text:p>
          </table:table-cell>
          <table:table-cell table:style-name="Tabell9.A2" office:value-type="string">
            <text:p text:style-name="P50">0x0 to 0xFFFF</text:p>
          </table:table-cell>
          <table:table-cell table:style-name="Tabell9.C2" office:value-type="string">
            <text:p text:style-name="P50">16-bit PWM control period</text:p>
          </table:table-cell>
        </table:table-row>
        <table:table-row table:style-name="TableLine1845932309264">
          <table:table-cell table:style-name="Tabell9.A2" office:value-type="string">
            <text:p text:style-name="P50">AOx</text:p>
          </table:table-cell>
          <table:table-cell table:style-name="Tabell9.A2" office:value-type="string">
            <text:p text:style-name="P50">0x0 to 0xFFF</text:p>
          </table:table-cell>
          <table:table-cell table:style-name="Tabell9.C2" office:value-type="string">
            <text:p text:style-name="P50">12-bit Analog output</text:p>
          </table:table-cell>
        </table:table-row>
      </table:table>
      <text:p text:style-name="P66"/>
      <text:p text:style-name="P66">Receive <text:span text:style-name="T12">measurements back:</text:span></text:p>
      <table:table table:name="Tabell10" table:style-name="Tabell10">
        <table:table-column table:style-name="Tabell10.A"/>
        <table:table-column table:style-name="Tabell10.B"/>
        <table:table-column table:style-name="Tabell10.C"/>
        <table:table-column table:style-name="Tabell10.D"/>
        <table:table-column table:style-name="Tabell10.A"/>
        <table:table-column table:style-name="Tabell10.D"/>
        <table:table-column table:style-name="Tabell10.G"/>
        <table:table-row table:style-name="TableLine1845932301104">
          <table:table-cell table:style-name="Tabell10.A1" office:value-type="string">
            <text:p text:style-name="P44">Byte 0</text:p>
          </table:table-cell>
          <table:table-cell table:style-name="Tabell10.A1" office:value-type="string">
            <text:p text:style-name="P44">Byte 1</text:p>
          </table:table-cell>
          <table:table-cell table:style-name="Tabell10.A1" office:value-type="string">
            <text:p text:style-name="P44">Byte 1</text:p>
          </table:table-cell>
          <table:table-cell table:style-name="Tabell10.A1" office:value-type="string">
            <text:p text:style-name="P44">Byte 2</text:p>
          </table:table-cell>
          <table:table-cell table:style-name="Tabell10.A1" office:value-type="string">
            <text:p text:style-name="P44">Byte 3</text:p>
          </table:table-cell>
          <table:table-cell table:style-name="Tabell10.A1" office:value-type="string">
            <text:p text:style-name="P44">Byte 4</text:p>
          </table:table-cell>
          <table:table-cell table:style-name="Tabell10.G1" office:value-type="string">
            <text:p text:style-name="P44">Byte 5</text:p>
          </table:table-cell>
        </table:table-row>
        <table:table-row table:style-name="TableLine1845932305728">
          <table:table-cell table:style-name="Tabell10.A2" office:value-type="string">
            <text:p text:style-name="P52">Message type</text:p>
          </table:table-cell>
          <table:table-cell table:style-name="Tabell10.A2" office:value-type="string">
            <text:p text:style-name="P52">DI0</text:p>
          </table:table-cell>
          <table:table-cell table:style-name="Tabell10.A2" office:value-type="string">
            <text:p text:style-name="P52">DI1</text:p>
          </table:table-cell>
          <table:table-cell table:style-name="Tabell10.A2" office:value-type="string">
            <text:p text:style-name="P52">DI2</text:p>
          </table:table-cell>
          <table:table-cell table:style-name="Tabell10.A2" office:value-type="string">
            <text:p text:style-name="P52">DI3</text:p>
          </table:table-cell>
          <table:table-cell table:style-name="Tabell10.A2" office:value-type="string">
            <text:p text:style-name="P52">DI4</text:p>
          </table:table-cell>
          <table:table-cell table:style-name="Tabell10.G2" office:value-type="string">
            <text:p text:style-name="P52">DI5</text:p>
          </table:table-cell>
        </table:table-row>
      </table:table>
      <text:p text:style-name="P7"/>
      <table:table table:name="Tabell11" table:style-name="Tabell11">
        <table:table-column table:style-name="Tabell11.A"/>
        <table:table-column table:style-name="Tabell11.B"/>
        <table:table-column table:style-name="Tabell11.C" table:number-columns-repeated="2"/>
        <table:table-column table:style-name="Tabell11.E"/>
        <table:table-column table:style-name="Tabell11.F"/>
        <table:table-column table:style-name="Tabell11.G"/>
        <table:table-column table:style-name="Tabell11.H"/>
        <table:table-row table:style-name="TableLine1845932305456">
          <table:table-cell table:style-name="Tabell11.A1" office:value-type="string">
            <text:p text:style-name="P44">Byte <text:span text:style-name="T13">6</text:span></text:p>
          </table:table-cell>
          <table:table-cell table:style-name="Tabell11.A1" office:value-type="string">
            <text:p text:style-name="P44">Byte <text:span text:style-name="T13">7</text:span></text:p>
          </table:table-cell>
          <table:table-cell table:style-name="Tabell11.A1" office:value-type="string">
            <text:p text:style-name="P44">Byte <text:span text:style-name="T13">8</text:span></text:p>
          </table:table-cell>
          <table:table-cell table:style-name="Tabell11.A1" office:value-type="string">
            <text:p text:style-name="P62">Byte 9</text:p>
          </table:table-cell>
          <table:table-cell table:style-name="Tabell11.A1" office:value-type="string">
            <text:p text:style-name="P44">Byte <text:span text:style-name="T27">10</text:span></text:p>
          </table:table-cell>
          <table:table-cell table:style-name="Tabell11.A1" office:value-type="string">
            <text:p text:style-name="P44">Byte <text:span text:style-name="T13">1</text:span><text:span text:style-name="T27">1</text:span></text:p>
          </table:table-cell>
          <table:table-cell table:style-name="Tabell11.A1" office:value-type="string">
            <text:p text:style-name="P52">Byte <text:span text:style-name="T13">1</text:span><text:span text:style-name="T27">2</text:span></text:p>
          </table:table-cell>
          <table:table-cell table:style-name="Tabell11.H1" office:value-type="string">
            <text:p text:style-name="P44">Byte <text:span text:style-name="T13">1</text:span><text:span text:style-name="T27">3</text:span></text:p>
          </table:table-cell>
        </table:table-row>
        <table:table-row table:style-name="TableLine1845932306544">
          <table:table-cell table:style-name="Tabell11.A2" office:value-type="string">
            <text:p text:style-name="P52">DI6</text:p>
          </table:table-cell>
          <table:table-cell table:style-name="Tabell11.A2" office:value-type="string">
            <text:p text:style-name="P52">DI7</text:p>
          </table:table-cell>
          <table:table-cell table:style-name="Tabell11.A2" office:value-type="string">
            <text:p text:style-name="P52">DI8</text:p>
          </table:table-cell>
          <table:table-cell table:style-name="Tabell11.A2" office:value-type="string">
            <text:p text:style-name="P62">DI9</text:p>
          </table:table-cell>
          <table:table-cell table:style-name="Tabell11.A2" office:value-type="string">
            <text:p text:style-name="P52">ADC0 MSB</text:p>
          </table:table-cell>
          <table:table-cell table:style-name="Tabell11.A2" office:value-type="string">
            <text:p text:style-name="P52">ADC0 LSB</text:p>
          </table:table-cell>
          <table:table-cell table:style-name="Tabell11.A2" office:value-type="string">
            <text:p text:style-name="P52">ADC1 MSB</text:p>
          </table:table-cell>
          <table:table-cell table:style-name="Tabell11.H2" office:value-type="string">
            <text:p text:style-name="P52">ADC1 LSB</text:p>
          </table:table-cell>
        </table:table-row>
      </table:table>
      <text:p text:style-name="P5"/>
      <text:p text:style-name="P5"/>
      <table:table table:name="Tabell12" table:style-name="Tabell12">
        <table:table-column table:style-name="Tabell12.A"/>
        <table:table-column table:style-name="Tabell12.B"/>
        <table:table-column table:style-name="Tabell12.C"/>
        <table:table-column table:style-name="Tabell12.D"/>
        <table:table-column table:style-name="Tabell12.A"/>
        <table:table-column table:style-name="Tabell12.D"/>
        <table:table-column table:style-name="Tabell12.G"/>
        <text:soft-page-break/>
        <table:table-row table:style-name="TableLine1845932307904">
          <table:table-cell table:style-name="Tabell12.A1" office:value-type="string">
            <text:p text:style-name="P44">Byte <text:span text:style-name="T13">1</text:span><text:span text:style-name="T27">4</text:span></text:p>
          </table:table-cell>
          <table:table-cell table:style-name="Tabell12.A1" office:value-type="string">
            <text:p text:style-name="P44">Byte <text:span text:style-name="T13">1</text:span><text:span text:style-name="T27">5</text:span></text:p>
          </table:table-cell>
          <table:table-cell table:style-name="Tabell12.A1" office:value-type="string">
            <text:p text:style-name="P44">Byte <text:span text:style-name="T13">1</text:span><text:span text:style-name="T27">6</text:span></text:p>
          </table:table-cell>
          <table:table-cell table:style-name="Tabell12.A1" office:value-type="string">
            <text:p text:style-name="P44">Byte <text:span text:style-name="T13">1</text:span><text:span text:style-name="T27">7</text:span></text:p>
          </table:table-cell>
          <table:table-cell table:style-name="Tabell12.A1" office:value-type="string">
            <text:p text:style-name="P44">Byte <text:span text:style-name="T13">1</text:span><text:span text:style-name="T27">8</text:span></text:p>
          </table:table-cell>
          <table:table-cell table:style-name="Tabell12.A1" office:value-type="string">
            <text:p text:style-name="P44">Byte <text:span text:style-name="T13">1</text:span><text:span text:style-name="T27">9</text:span></text:p>
          </table:table-cell>
          <table:table-cell table:style-name="Tabell12.G1" office:value-type="string">
            <text:p text:style-name="P44">Byte <text:span text:style-name="T27">20</text:span></text:p>
          </table:table-cell>
        </table:table-row>
        <table:table-row table:style-name="TableLine1845932323136">
          <table:table-cell table:style-name="Tabell12.A2" office:value-type="string">
            <text:p text:style-name="P52">ADC2 MSB</text:p>
          </table:table-cell>
          <table:table-cell table:style-name="Tabell12.A2" office:value-type="string">
            <text:p text:style-name="P52">ADC2 LSB</text:p>
          </table:table-cell>
          <table:table-cell table:style-name="Tabell12.A2" office:value-type="string">
            <text:p text:style-name="P52">ADC3 MSB</text:p>
          </table:table-cell>
          <table:table-cell table:style-name="Tabell12.A2" office:value-type="string">
            <text:p text:style-name="P52">ADC3 LSB</text:p>
          </table:table-cell>
          <table:table-cell table:style-name="Tabell12.A2" office:value-type="string">
            <text:p text:style-name="P52">ADC4 MSB</text:p>
          </table:table-cell>
          <table:table-cell table:style-name="Tabell12.A2" office:value-type="string">
            <text:p text:style-name="P52">ADC4 LSB</text:p>
          </table:table-cell>
          <table:table-cell table:style-name="Tabell12.G2" office:value-type="string">
            <text:p text:style-name="P52">ADC5 MSB</text:p>
          </table:table-cell>
        </table:table-row>
      </table:table>
      <text:p text:style-name="P5"/>
      <table:table table:name="Tabell13" table:style-name="Tabell13">
        <table:table-column table:style-name="Tabell13.A"/>
        <table:table-column table:style-name="Tabell13.B"/>
        <table:table-column table:style-name="Tabell13.C"/>
        <table:table-column table:style-name="Tabell13.D"/>
        <table:table-column table:style-name="Tabell13.A"/>
        <table:table-column table:style-name="Tabell13.D"/>
        <table:table-column table:style-name="Tabell13.G"/>
        <table:table-row table:style-name="TableLine1845932310080">
          <table:table-cell table:style-name="Tabell13.A1" office:value-type="string">
            <text:p text:style-name="P44">Byte <text:span text:style-name="T13">2</text:span><text:span text:style-name="T27">1</text:span></text:p>
          </table:table-cell>
          <table:table-cell table:style-name="Tabell13.A1" office:value-type="string">
            <text:p text:style-name="P44">Byte <text:span text:style-name="T13">2</text:span><text:span text:style-name="T27">2</text:span></text:p>
          </table:table-cell>
          <table:table-cell table:style-name="Tabell13.A1" office:value-type="string">
            <text:p text:style-name="P44">Byte <text:span text:style-name="T13">2</text:span><text:span text:style-name="T27">3</text:span></text:p>
          </table:table-cell>
          <table:table-cell table:style-name="Tabell13.A1" office:value-type="string">
            <text:p text:style-name="P44">Byte <text:span text:style-name="T13">2</text:span><text:span text:style-name="T27">4</text:span></text:p>
          </table:table-cell>
          <table:table-cell table:style-name="Tabell13.A1" office:value-type="string">
            <text:p text:style-name="P44">Byte <text:span text:style-name="T13">2</text:span><text:span text:style-name="T27">5</text:span></text:p>
          </table:table-cell>
          <table:table-cell table:style-name="Tabell13.A1" office:value-type="string">
            <text:p text:style-name="P44">Byte <text:span text:style-name="T13">2</text:span><text:span text:style-name="T27">6</text:span></text:p>
          </table:table-cell>
          <table:table-cell table:style-name="Tabell13.G1" office:value-type="string">
            <text:p text:style-name="P44">Byte <text:span text:style-name="T13">2</text:span><text:span text:style-name="T27">7</text:span></text:p>
          </table:table-cell>
        </table:table-row>
        <table:table-row table:style-name="TableLine1845932322048">
          <table:table-cell table:style-name="Tabell13.A2" office:value-type="string">
            <text:p text:style-name="P52">ADC<text:span text:style-name="T14">5</text:span> <text:span text:style-name="T14">L</text:span>SB</text:p>
          </table:table-cell>
          <table:table-cell table:style-name="Tabell13.A2" office:value-type="string">
            <text:p text:style-name="P52">ADC<text:span text:style-name="T14">6</text:span> <text:span text:style-name="T14">M</text:span>SB</text:p>
          </table:table-cell>
          <table:table-cell table:style-name="Tabell13.A2" office:value-type="string">
            <text:p text:style-name="P52">ADC<text:span text:style-name="T14">6 L</text:span>SB</text:p>
          </table:table-cell>
          <table:table-cell table:style-name="Tabell13.A2" office:value-type="string">
            <text:p text:style-name="P52">ADC<text:span text:style-name="T14">7</text:span> <text:span text:style-name="T14">M</text:span>SB</text:p>
          </table:table-cell>
          <table:table-cell table:style-name="Tabell13.A2" office:value-type="string">
            <text:p text:style-name="P52">ADC<text:span text:style-name="T14">7</text:span> <text:span text:style-name="T14">L</text:span>SB</text:p>
          </table:table-cell>
          <table:table-cell table:style-name="Tabell13.A2" office:value-type="string">
            <text:p text:style-name="P52">ADC<text:span text:style-name="T14">8</text:span> <text:span text:style-name="T14">M</text:span>SB</text:p>
          </table:table-cell>
          <table:table-cell table:style-name="Tabell13.G2" office:value-type="string">
            <text:p text:style-name="P52">ADC<text:span text:style-name="T14">8</text:span> <text:span text:style-name="T14">L</text:span>SB</text:p>
          </table:table-cell>
        </table:table-row>
      </table:table>
      <text:p text:style-name="P5"/>
      <table:table table:name="Tabell14" table:style-name="Tabell14">
        <table:table-column table:style-name="Tabell14.A"/>
        <table:table-column table:style-name="Tabell14.B"/>
        <table:table-column table:style-name="Tabell14.C"/>
        <table:table-column table:style-name="Tabell14.D"/>
        <table:table-column table:style-name="Tabell14.A"/>
        <table:table-column table:style-name="Tabell14.D"/>
        <table:table-column table:style-name="Tabell14.G"/>
        <table:table-row table:style-name="TableLine1845932318784">
          <table:table-cell table:style-name="Tabell14.A1" office:value-type="string">
            <text:p text:style-name="P44">Byte <text:span text:style-name="T13">2</text:span><text:span text:style-name="T27">8</text:span></text:p>
          </table:table-cell>
          <table:table-cell table:style-name="Tabell14.A1" office:value-type="string">
            <text:p text:style-name="P44">Byte <text:span text:style-name="T13">2</text:span><text:span text:style-name="T27">9</text:span></text:p>
          </table:table-cell>
          <table:table-cell table:style-name="Tabell14.A1" office:value-type="string">
            <text:p text:style-name="P44">Byte <text:span text:style-name="T27">30</text:span></text:p>
          </table:table-cell>
          <table:table-cell table:style-name="Tabell14.A1" office:value-type="string">
            <text:p text:style-name="P44">Byte <text:span text:style-name="T13">3</text:span><text:span text:style-name="T27">1</text:span></text:p>
          </table:table-cell>
          <table:table-cell table:style-name="Tabell14.A1" office:value-type="string">
            <text:p text:style-name="P44">Byte <text:span text:style-name="T13">3</text:span><text:span text:style-name="T27">2</text:span></text:p>
          </table:table-cell>
          <table:table-cell table:style-name="Tabell14.A1" office:value-type="string">
            <text:p text:style-name="P44">Byte <text:span text:style-name="T13">3</text:span><text:span text:style-name="T27">3</text:span></text:p>
          </table:table-cell>
          <table:table-cell table:style-name="Tabell14.G1" office:value-type="string">
            <text:p text:style-name="P44">Byte <text:span text:style-name="T13">3</text:span><text:span text:style-name="T27">4</text:span></text:p>
          </table:table-cell>
        </table:table-row>
        <table:table-row table:style-name="TableLine1845932322592">
          <table:table-cell table:style-name="Tabell14.A2" office:value-type="string">
            <text:p text:style-name="P52">ADC<text:span text:style-name="T14">9</text:span> <text:span text:style-name="T14">M</text:span>SB</text:p>
          </table:table-cell>
          <table:table-cell table:style-name="Tabell14.A2" office:value-type="string">
            <text:p text:style-name="P52">ADC<text:span text:style-name="T14">9</text:span> <text:span text:style-name="T14">L</text:span>SB</text:p>
          </table:table-cell>
          <table:table-cell table:style-name="Tabell14.A2" office:value-type="string">
            <text:p text:style-name="P52">ADC<text:span text:style-name="T14">10</text:span> <text:span text:style-name="T14">M</text:span>SB</text:p>
          </table:table-cell>
          <table:table-cell table:style-name="Tabell14.A2" office:value-type="string">
            <text:p text:style-name="P52">ADC<text:span text:style-name="T14">10</text:span> <text:span text:style-name="T14">L</text:span>SB</text:p>
          </table:table-cell>
          <table:table-cell table:style-name="Tabell14.A2" office:value-type="string">
            <text:p text:style-name="P52">ADC<text:span text:style-name="T14">11</text:span> <text:span text:style-name="T14">M</text:span>SB</text:p>
          </table:table-cell>
          <table:table-cell table:style-name="Tabell14.A2" office:value-type="string">
            <text:p text:style-name="P52">ADC<text:span text:style-name="T14">11</text:span> LSB</text:p>
          </table:table-cell>
          <table:table-cell table:style-name="Tabell14.G2" office:value-type="string">
            <text:p text:style-name="P52"><text:span text:style-name="T14">D</text:span>ADC<text:span text:style-name="T14">0</text:span> MSB</text:p>
          </table:table-cell>
        </table:table-row>
      </table:table>
      <text:p text:style-name="P6"/>
      <table:table table:name="Tabell15" table:style-name="Tabell15">
        <table:table-column table:style-name="Tabell15.A"/>
        <table:table-column table:style-name="Tabell15.B"/>
        <table:table-column table:style-name="Tabell15.C"/>
        <table:table-column table:style-name="Tabell15.D"/>
        <table:table-column table:style-name="Tabell15.A"/>
        <table:table-column table:style-name="Tabell15.D"/>
        <table:table-column table:style-name="Tabell15.G"/>
        <table:table-row table:style-name="TableLine1845932324224">
          <table:table-cell table:style-name="Tabell15.A1" office:value-type="string">
            <text:p text:style-name="P45">Byte <text:span text:style-name="T14">3</text:span><text:span text:style-name="T27">5</text:span></text:p>
          </table:table-cell>
          <table:table-cell table:style-name="Tabell15.A1" office:value-type="string">
            <text:p text:style-name="P45">Byte <text:span text:style-name="T14">3</text:span><text:span text:style-name="T27">6</text:span></text:p>
          </table:table-cell>
          <table:table-cell table:style-name="Tabell15.A1" office:value-type="string">
            <text:p text:style-name="P45">Byte <text:span text:style-name="T14">3</text:span><text:span text:style-name="T27">7</text:span></text:p>
          </table:table-cell>
          <table:table-cell table:style-name="Tabell15.A1" office:value-type="string">
            <text:p text:style-name="P45">Byte <text:span text:style-name="T13">3</text:span><text:span text:style-name="T27">8</text:span></text:p>
          </table:table-cell>
          <table:table-cell table:style-name="Tabell15.A1" office:value-type="string">
            <text:p text:style-name="P45">Byte <text:span text:style-name="T13">3</text:span><text:span text:style-name="T27">9</text:span></text:p>
          </table:table-cell>
          <table:table-cell table:style-name="Tabell15.A1" office:value-type="string">
            <text:p text:style-name="P45">Byte <text:span text:style-name="T27">40</text:span></text:p>
          </table:table-cell>
          <table:table-cell table:style-name="Tabell15.G1" office:value-type="string">
            <text:p text:style-name="P45">Byte <text:span text:style-name="T14">4</text:span><text:span text:style-name="T27">1</text:span></text:p>
          </table:table-cell>
        </table:table-row>
        <table:table-row table:style-name="TableLine1845932209712">
          <table:table-cell table:style-name="Tabell15.A2" office:value-type="string">
            <text:p text:style-name="P53">DADC0 LSB</text:p>
          </table:table-cell>
          <table:table-cell table:style-name="Tabell15.A2" office:value-type="string">
            <text:p text:style-name="P53">DADC1 MSB</text:p>
          </table:table-cell>
          <table:table-cell table:style-name="Tabell15.A2" office:value-type="string">
            <text:p text:style-name="P53">DADC1 LSB</text:p>
          </table:table-cell>
          <table:table-cell table:style-name="Tabell15.A2" office:value-type="string">
            <text:p text:style-name="P53">DADC2 MSB</text:p>
          </table:table-cell>
          <table:table-cell table:style-name="Tabell15.A2" office:value-type="string">
            <text:p text:style-name="P53">DADC2 LSB</text:p>
          </table:table-cell>
          <table:table-cell table:style-name="Tabell15.A2" office:value-type="string">
            <text:p text:style-name="P53">DADC3 MSB</text:p>
          </table:table-cell>
          <table:table-cell table:style-name="Tabell15.G2" office:value-type="string">
            <text:p text:style-name="P53">DADC3 LSB</text:p>
          </table:table-cell>
        </table:table-row>
      </table:table>
      <text:p text:style-name="P6"/>
      <table:table table:name="Tabell16" table:style-name="Tabell16">
        <table:table-column table:style-name="Tabell16.A"/>
        <table:table-column table:style-name="Tabell16.B"/>
        <table:table-column table:style-name="Tabell16.C"/>
        <table:table-column table:style-name="Tabell16.D"/>
        <table:table-column table:style-name="Tabell16.A"/>
        <table:table-column table:style-name="Tabell16.D"/>
        <table:table-column table:style-name="Tabell16.G"/>
        <table:table-row table:style-name="TableLine1845932201008">
          <table:table-cell table:style-name="Tabell16.A1" office:value-type="string">
            <text:p text:style-name="P45">Byte <text:span text:style-name="T14">4</text:span><text:span text:style-name="T27">2</text:span></text:p>
          </table:table-cell>
          <table:table-cell table:style-name="Tabell16.A1" office:value-type="string">
            <text:p text:style-name="P45">Byte <text:span text:style-name="T14">4</text:span><text:span text:style-name="T27">3</text:span></text:p>
          </table:table-cell>
          <table:table-cell table:style-name="Tabell16.A1" office:value-type="string">
            <text:p text:style-name="P45">Byte <text:span text:style-name="T14">4</text:span><text:span text:style-name="T27">4</text:span></text:p>
          </table:table-cell>
          <table:table-cell table:style-name="Tabell16.A1" office:value-type="string">
            <text:p text:style-name="P45">Byte <text:span text:style-name="T14">4</text:span><text:span text:style-name="T27">5</text:span></text:p>
          </table:table-cell>
          <table:table-cell table:style-name="Tabell16.A1" office:value-type="string">
            <text:p text:style-name="P45">Byte <text:span text:style-name="T14">4</text:span><text:span text:style-name="T27">6</text:span></text:p>
          </table:table-cell>
          <table:table-cell table:style-name="Tabell16.A1" office:value-type="string">
            <text:p text:style-name="P45">Byte <text:span text:style-name="T14">4</text:span><text:span text:style-name="T27">7</text:span></text:p>
          </table:table-cell>
          <table:table-cell table:style-name="Tabell16.G1" office:value-type="string">
            <text:p text:style-name="P45">Byte <text:span text:style-name="T14">4</text:span><text:span text:style-name="T27">8</text:span></text:p>
          </table:table-cell>
        </table:table-row>
        <table:table-row table:style-name="TableLine1845932208080">
          <table:table-cell table:style-name="Tabell16.A2" office:value-type="string">
            <text:p text:style-name="P53">DADC4 MSB</text:p>
          </table:table-cell>
          <table:table-cell table:style-name="Tabell16.A2" office:value-type="string">
            <text:p text:style-name="P53">DADC4 LSB</text:p>
          </table:table-cell>
          <table:table-cell table:style-name="Tabell16.A2" office:value-type="string">
            <text:p text:style-name="P53">ENCODER0 MSB</text:p>
          </table:table-cell>
          <table:table-cell table:style-name="Tabell16.A2" office:value-type="string">
            <text:p text:style-name="P53">ENCODER0 LSB</text:p>
          </table:table-cell>
          <table:table-cell table:style-name="Tabell16.A2" office:value-type="string">
            <text:p text:style-name="P53">ENCODER1 MSB</text:p>
          </table:table-cell>
          <table:table-cell table:style-name="Tabell16.A2" office:value-type="string">
            <text:p text:style-name="P53">ENCODER1 LSB</text:p>
          </table:table-cell>
          <table:table-cell table:style-name="Tabell16.G2" office:value-type="string">
            <text:p text:style-name="P62">ENCODER2 MSB</text:p>
          </table:table-cell>
        </table:table-row>
      </table:table>
      <text:p text:style-name="P6"/>
      <table:table table:name="Tabell17" table:style-name="Tabell17">
        <table:table-column table:style-name="Tabell17.A"/>
        <table:table-column table:style-name="Tabell17.B"/>
        <table:table-column table:style-name="Tabell17.C"/>
        <table:table-column table:style-name="Tabell17.D"/>
        <table:table-column table:style-name="Tabell17.C"/>
        <table:table-column table:style-name="Tabell17.F"/>
        <table:table-column table:style-name="Tabell17.G"/>
        <table:table-column table:style-name="Tabell17.H"/>
        <table:table-column table:style-name="Tabell17.G"/>
        <table:table-row table:style-name="TableLine1845932212704">
          <table:table-cell table:style-name="Tabell17.A1" office:value-type="string">
            <text:p text:style-name="P62">Byte 49</text:p>
          </table:table-cell>
          <table:table-cell table:style-name="Tabell17.A1" office:value-type="string">
            <text:p text:style-name="P45">Byte <text:span text:style-name="T27">50</text:span></text:p>
          </table:table-cell>
          <table:table-cell table:style-name="Tabell17.A1" office:value-type="string">
            <text:p text:style-name="P62">Byte 51</text:p>
          </table:table-cell>
          <table:table-cell table:style-name="Tabell17.A1" office:value-type="string">
            <text:p text:style-name="P45">Byte <text:span text:style-name="T27">52</text:span></text:p>
          </table:table-cell>
          <table:table-cell table:style-name="Tabell17.A1" office:value-type="string">
            <text:p text:style-name="P45">Byte <text:span text:style-name="T14">5</text:span><text:span text:style-name="T27">3</text:span></text:p>
          </table:table-cell>
          <table:table-cell table:style-name="Tabell17.A1" office:value-type="string">
            <text:p text:style-name="P62">Byte 54</text:p>
          </table:table-cell>
          <table:table-cell table:style-name="Tabell17.A1" office:value-type="string">
            <text:p text:style-name="P62">Byte 55</text:p>
          </table:table-cell>
          <table:table-cell table:style-name="Tabell17.A1" office:value-type="string">
            <text:p text:style-name="P62">Byte 56</text:p>
          </table:table-cell>
          <table:table-cell table:style-name="Tabell17.I1" office:value-type="string">
            <text:p text:style-name="P62">Byte 57</text:p>
          </table:table-cell>
        </table:table-row>
        <table:table-row table:style-name="TableLine1845932201280">
          <table:table-cell table:style-name="Tabell17.A2" office:value-type="string">
            <text:p text:style-name="P62">ENCODER2 LSB</text:p>
          </table:table-cell>
          <table:table-cell table:style-name="Tabell17.A2" office:value-type="string">
            <text:p text:style-name="P53">IC0 <text:span text:style-name="T27">MSB</text:span></text:p>
          </table:table-cell>
          <table:table-cell table:style-name="Tabell17.A2" office:value-type="string">
            <text:p text:style-name="P62">IC0 LSB</text:p>
          </table:table-cell>
          <table:table-cell table:style-name="Tabell17.A2" office:value-type="string">
            <text:p text:style-name="P53">IC1 MSB</text:p>
          </table:table-cell>
          <table:table-cell table:style-name="Tabell17.A2" office:value-type="string">
            <text:p text:style-name="P53">IC1 LSB</text:p>
          </table:table-cell>
          <table:table-cell table:style-name="Tabell17.A2" office:value-type="string">
            <text:p text:style-name="P53">IC<text:span text:style-name="T27">2</text:span> MSB</text:p>
          </table:table-cell>
          <table:table-cell table:style-name="Tabell17.A2" office:value-type="string">
            <text:p text:style-name="P53">IC<text:span text:style-name="T27">2</text:span> LSB</text:p>
          </table:table-cell>
          <table:table-cell table:style-name="Tabell17.A2" office:value-type="string">
            <text:p text:style-name="P53">IC<text:span text:style-name="T27">2</text:span> MSB</text:p>
          </table:table-cell>
          <table:table-cell table:style-name="Tabell17.I2" office:value-type="string">
            <text:p text:style-name="P53">IC<text:span text:style-name="T27">2</text:span> LSB</text:p>
          </table:table-cell>
        </table:table-row>
      </table:table>
      <text:p text:style-name="P68"/>
      <table:table table:name="Tabell18" table:style-name="Tabell18">
        <table:table-column table:style-name="Tabell18.A"/>
        <table:table-column table:style-name="Tabell18.B"/>
        <table:table-column table:style-name="Tabell18.C"/>
        <table:table-row table:style-name="TableLine1845932204544">
          <table:table-cell table:style-name="Tabell18.A1" office:value-type="string">
            <text:p text:style-name="P37">Byte</text:p>
          </table:table-cell>
          <table:table-cell table:style-name="Tabell18.A1" office:value-type="string">
            <text:p text:style-name="P30">Value</text:p>
          </table:table-cell>
          <table:table-cell table:style-name="Tabell18.C1" office:value-type="string">
            <text:p text:style-name="P30">Comment</text:p>
          </table:table-cell>
        </table:table-row>
        <table:table-row table:style-name="TableLine1845932199104">
          <table:table-cell table:style-name="Tabell18.A2" office:value-type="string">
            <text:p text:style-name="P16">Message type</text:p>
          </table:table-cell>
          <table:table-cell table:style-name="Tabell18.A2" office:value-type="string">
            <text:p text:style-name="P23">0x<text:span text:style-name="T14">2</text:span></text:p>
          </table:table-cell>
          <table:table-cell table:style-name="Tabell18.C2" office:value-type="string">
            <text:p text:style-name="P23">For <text:span text:style-name="T14">OpenSourceLogger</text:span></text:p>
          </table:table-cell>
        </table:table-row>
        <table:table-row table:style-name="TableLine1845932197472">
          <table:table-cell table:style-name="Tabell18.A2" office:value-type="string">
            <text:p text:style-name="P53">ADCx</text:p>
          </table:table-cell>
          <table:table-cell table:style-name="Tabell18.A2" office:value-type="string">
            <text:p text:style-name="P51">0x0 to 0xFFFF</text:p>
          </table:table-cell>
          <table:table-cell table:style-name="Tabell18.C2" office:value-type="string">
            <text:p text:style-name="P51">16-bit <text:span text:style-name="T14">ADC measurement</text:span></text:p>
          </table:table-cell>
        </table:table-row>
        <table:table-row table:style-name="TableLine1845932204272">
          <table:table-cell table:style-name="Tabell18.A2" office:value-type="string">
            <text:p text:style-name="P53">DADCx</text:p>
          </table:table-cell>
          <table:table-cell table:style-name="Tabell18.A2" office:value-type="string">
            <text:p text:style-name="P51">0x0 to 0xFFF<text:span text:style-name="T14">F</text:span></text:p>
          </table:table-cell>
          <table:table-cell table:style-name="Tabell18.C2" office:value-type="string">
            <text:p text:style-name="P51">1<text:span text:style-name="T14">6</text:span>-bit <text:span text:style-name="T14">Differential ADC measurement</text:span></text:p>
          </table:table-cell>
        </table:table-row>
        <table:table-row table:style-name="TableLine1845932202368">
          <table:table-cell table:style-name="Tabell18.A2" office:value-type="string">
            <text:p text:style-name="P54">ENCODERx</text:p>
          </table:table-cell>
          <table:table-cell table:style-name="Tabell18.A2" office:value-type="string">
            <text:p text:style-name="P54">0x0 to 0xFFFF</text:p>
          </table:table-cell>
          <table:table-cell table:style-name="Tabell18.C2" office:value-type="string">
            <text:p text:style-name="P54">16-bit Encoder measurement</text:p>
          </table:table-cell>
        </table:table-row>
        <table:table-row table:style-name="TableLine1845932202640">
          <table:table-cell table:style-name="Tabell18.A2" office:value-type="string">
            <text:p text:style-name="P54">I<text:span text:style-name="T15">Cx</text:span></text:p>
          </table:table-cell>
          <table:table-cell table:style-name="Tabell18.A2" office:value-type="string">
            <text:p text:style-name="P54">0x0 to 0xFFFF</text:p>
          </table:table-cell>
          <table:table-cell table:style-name="Tabell18.C2" office:value-type="string">
            <text:p text:style-name="P54">16-bit Input Capture measurement</text:p>
          </table:table-cell>
        </table:table-row>
      </table:table>
      <text:h text:style-name="P81" text:outline-level="2"><text:bookmark-start text:name="__RefHeading___Toc139_2528918303"/><text:span text:style-name="T18">Sigma Delta ADC</text:span><text:span text:style-name="T17"> gain</text:span> <text:span text:style-name="T21">set </text:span>OpenSourceLogger → STM32 PLC<text:bookmark-end text:name="__RefHeading___Toc139_2528918303"/></text:h>
      <text:p text:style-name="P72">Transmitted on GUI event:</text:p>
      <table:table table:name="Tabell21" table:style-name="Tabell21">
        <table:table-column table:style-name="Tabell21.A"/>
        <table:table-column table:style-name="Tabell21.B"/>
        <table:table-column table:style-name="Tabell21.C"/>
        <table:table-column table:style-name="Tabell21.D"/>
        <table:table-row table:style-name="TableLine1845942095968">
          <table:table-cell table:style-name="Tabell21.A1" office:value-type="string">
            <text:p text:style-name="P47">Byte 0</text:p>
          </table:table-cell>
          <table:table-cell table:style-name="Tabell21.A1" office:value-type="string">
            <text:p text:style-name="P47">Byte 1</text:p>
          </table:table-cell>
          <table:table-cell table:style-name="Tabell21.A1" office:value-type="string">
            <text:p text:style-name="P47">Byte 1</text:p>
          </table:table-cell>
          <table:table-cell table:style-name="Tabell21.D1" office:value-type="string">
            <text:p text:style-name="P47">Byte 2</text:p>
          </table:table-cell>
        </table:table-row>
        <table:table-row table:style-name="TableLine1845942098416">
          <table:table-cell table:style-name="Tabell21.A2" office:value-type="string">
            <text:p text:style-name="P47">Message type</text:p>
          </table:table-cell>
          <table:table-cell table:style-name="Tabell21.A2" office:value-type="string">
            <text:p text:style-name="P56">SDADC</text:p>
          </table:table-cell>
          <table:table-cell table:style-name="Tabell21.A2" office:value-type="string">
            <text:p text:style-name="P56">Configuration index</text:p>
          </table:table-cell>
          <table:table-cell table:style-name="Tabell21.D2" office:value-type="string">
            <text:p text:style-name="P56">Gain</text:p>
          </table:table-cell>
        </table:table-row>
      </table:table>
      <text:p text:style-name="P10">Receive: No response back</text:p>
      <text:p text:style-name="P69"/>
      <table:table table:name="Tabell22" table:style-name="Tabell22">
        <table:table-column table:style-name="Tabell22.A"/>
        <table:table-column table:style-name="Tabell22.B"/>
        <table:table-column table:style-name="Tabell22.C"/>
        <table:table-row table:style-name="TableLine1845942097600">
          <table:table-cell table:style-name="Tabell22.A1" office:value-type="string">
            <text:p text:style-name="P38">Byte</text:p>
          </table:table-cell>
          <table:table-cell table:style-name="Tabell22.A1" office:value-type="string">
            <text:p text:style-name="P31">Value</text:p>
          </table:table-cell>
          <table:table-cell table:style-name="Tabell22.C1" office:value-type="string">
            <text:p text:style-name="P31">Comment</text:p>
          </table:table-cell>
        </table:table-row>
        <table:table-row table:style-name="TableLine1845942090528">
          <table:table-cell table:style-name="Tabell22.A2" office:value-type="string">
            <text:p text:style-name="P17">Message type</text:p>
          </table:table-cell>
          <table:table-cell table:style-name="Tabell22.A2" office:value-type="string">
            <text:p text:style-name="P24">0x<text:span text:style-name="T17">4</text:span></text:p>
          </table:table-cell>
          <table:table-cell table:style-name="Tabell22.C2" office:value-type="string">
            <text:p text:style-name="P24">For <text:span text:style-name="T17">STM32 PLC</text:span></text:p>
          </table:table-cell>
        </table:table-row>
        <table:table-row table:style-name="TableLine1845942104944">
          <table:table-cell table:style-name="Tabell22.A2" office:value-type="string">
            <text:p text:style-name="P56">SDADC</text:p>
          </table:table-cell>
          <table:table-cell table:style-name="Tabell22.A2" office:value-type="string">
            <text:p text:style-name="P56">0x1, 0x2 or 0x3</text:p>
          </table:table-cell>
          <table:table-cell table:style-name="Tabell22.C2" office:value-type="string">
            <text:p text:style-name="P56">What type of Sigma Delta peripheral </text:p>
          </table:table-cell>
        </table:table-row>
        <text:soft-page-break/>
        <table:table-row table:style-name="TableLine1845942092432">
          <table:table-cell table:style-name="Tabell22.A2" office:value-type="string">
            <text:p text:style-name="P56">Configuration index</text:p>
          </table:table-cell>
          <table:table-cell table:style-name="Tabell22.A2" office:value-type="string">
            <text:p text:style-name="P56">0x0 to 0x2</text:p>
          </table:table-cell>
          <table:table-cell table:style-name="Tabell22.C2" office:value-type="string">
            <text:p text:style-name="P56">Type of configuration index for Sigma Delta</text:p>
          </table:table-cell>
        </table:table-row>
        <table:table-row table:style-name="TableLine1845942103856">
          <table:table-cell table:style-name="Tabell22.A2" office:value-type="string">
            <text:p text:style-name="P56">Gain</text:p>
          </table:table-cell>
          <table:table-cell table:style-name="Tabell22.A2" office:value-type="string">
            <text:p text:style-name="P56">0x0 to 0x7</text:p>
          </table:table-cell>
          <table:table-cell table:style-name="Tabell22.C2" office:value-type="string">
            <text:p text:style-name="P56">Type of gain</text:p>
          </table:table-cell>
        </table:table-row>
      </table:table>
      <text:h text:style-name="P82" text:outline-level="2"><text:bookmark-start text:name="__RefHeading___Toc141_2528918303"/><text:span text:style-name="T20">Sigma Delta ADC gain</text:span><text:span text:style-name="T26">s</text:span><text:span text:style-name="T16"> </text:span><text:span text:style-name="T19">request</text:span> OpenSourceLogger → STM32 PLC<text:bookmark-end text:name="__RefHeading___Toc141_2528918303"/></text:h>
      <text:p text:style-name="P73">Transmitted on <text:span text:style-name="T20">GUI</text:span> event:</text:p>
      <table:table table:name="Tabell23" table:style-name="Tabell23">
        <table:table-column table:style-name="Tabell23.A"/>
        <table:table-column table:style-name="Tabell23.B"/>
        <table:table-row table:style-name="TableLine1845942102224">
          <table:table-cell table:style-name="Tabell23.A1" office:value-type="string">
            <text:p text:style-name="P48">Byte 0</text:p>
          </table:table-cell>
          <table:table-cell table:style-name="Tabell23.B1" office:value-type="string">
            <text:p text:style-name="P48">Byte 1</text:p>
          </table:table-cell>
        </table:table-row>
        <table:table-row table:style-name="TableLine1845942104128">
          <table:table-cell table:style-name="Tabell23.A2" office:value-type="string">
            <text:p text:style-name="P48">Message type</text:p>
          </table:table-cell>
          <table:table-cell table:style-name="Tabell23.B2" office:value-type="string">
            <text:p text:style-name="P57">SDADC</text:p>
          </table:table-cell>
        </table:table-row>
      </table:table>
      <text:p text:style-name="P8"/>
      <table:table table:name="Tabell24" table:style-name="Tabell24">
        <table:table-column table:style-name="Tabell24.A"/>
        <table:table-column table:style-name="Tabell24.B"/>
        <table:table-column table:style-name="Tabell24.C"/>
        <table:table-row table:style-name="TableLine1845942105216">
          <table:table-cell table:style-name="Tabell24.A1" office:value-type="string">
            <text:p text:style-name="P39">Byte</text:p>
          </table:table-cell>
          <table:table-cell table:style-name="Tabell24.A1" office:value-type="string">
            <text:p text:style-name="P32">Value</text:p>
          </table:table-cell>
          <table:table-cell table:style-name="Tabell24.C1" office:value-type="string">
            <text:p text:style-name="P32">Comment</text:p>
          </table:table-cell>
        </table:table-row>
        <table:table-row table:style-name="TableLine1845942088896">
          <table:table-cell table:style-name="Tabell24.A2" office:value-type="string">
            <text:p text:style-name="P18">Message type</text:p>
          </table:table-cell>
          <table:table-cell table:style-name="Tabell24.A2" office:value-type="string">
            <text:p text:style-name="P25">0x<text:span text:style-name="T22">7</text:span></text:p>
          </table:table-cell>
          <table:table-cell table:style-name="Tabell24.C2" office:value-type="string">
            <text:p text:style-name="P25">For <text:span text:style-name="T17">STM32 PLC</text:span></text:p>
          </table:table-cell>
        </table:table-row>
        <table:table-row table:style-name="TableLine1845942096240">
          <table:table-cell table:style-name="Tabell24.A2" office:value-type="string">
            <text:p text:style-name="P56">SDADC</text:p>
          </table:table-cell>
          <table:table-cell table:style-name="Tabell24.A2" office:value-type="string">
            <text:p text:style-name="P56">0x1, 0x2 or 0x3</text:p>
          </table:table-cell>
          <table:table-cell table:style-name="Tabell24.C2" office:value-type="string">
            <text:p text:style-name="P56">What type of Sigma Delta peripheral </text:p>
          </table:table-cell>
        </table:table-row>
      </table:table>
      <text:p text:style-name="Text_20_body"/>
      <text:p text:style-name="Text_20_body">Receive <text:span text:style-name="T22">three </text:span><text:span text:style-name="T20">gains:</text:span></text:p>
      <table:table table:name="Tabell25" table:style-name="Tabell25">
        <table:table-column table:style-name="Tabell25.A"/>
        <table:table-column table:style-name="Tabell25.B"/>
        <table:table-column table:style-name="Tabell25.C"/>
        <table:table-column table:style-name="Tabell25.D"/>
        <table:table-row table:style-name="TableLine1845942096512">
          <table:table-cell table:style-name="Tabell25.A1" office:value-type="string">
            <text:p text:style-name="P48">Byte 0</text:p>
          </table:table-cell>
          <table:table-cell table:style-name="Tabell25.A1" office:value-type="string">
            <text:p text:style-name="P60">Byte 1</text:p>
          </table:table-cell>
          <table:table-cell table:style-name="Tabell25.A1" office:value-type="string">
            <text:p text:style-name="P60">Byte 2</text:p>
          </table:table-cell>
          <table:table-cell table:style-name="Tabell25.D1" office:value-type="string">
            <text:p text:style-name="P60">Byte 3</text:p>
          </table:table-cell>
        </table:table-row>
        <table:table-row table:style-name="TableLine1845942117456">
          <table:table-cell table:style-name="Tabell25.A2" office:value-type="string">
            <text:p text:style-name="P48">Message type</text:p>
          </table:table-cell>
          <table:table-cell table:style-name="Tabell25.A2" office:value-type="string">
            <text:p text:style-name="P58">Gain 0</text:p>
          </table:table-cell>
          <table:table-cell table:style-name="Tabell25.A2" office:value-type="string">
            <text:p text:style-name="P58">Gain 1</text:p>
          </table:table-cell>
          <table:table-cell table:style-name="Tabell25.D2" office:value-type="string">
            <text:p text:style-name="P58">Gain 2</text:p>
          </table:table-cell>
        </table:table-row>
      </table:table>
      <text:p text:style-name="P8"/>
      <table:table table:name="Tabell26" table:style-name="Tabell26">
        <table:table-column table:style-name="Tabell26.A"/>
        <table:table-column table:style-name="Tabell26.B"/>
        <table:table-column table:style-name="Tabell26.C"/>
        <table:table-row table:style-name="TableLine1845942097056">
          <table:table-cell table:style-name="Tabell26.A1" office:value-type="string">
            <text:p text:style-name="P39">Byte</text:p>
          </table:table-cell>
          <table:table-cell table:style-name="Tabell26.A1" office:value-type="string">
            <text:p text:style-name="P32">Value</text:p>
          </table:table-cell>
          <table:table-cell table:style-name="Tabell26.C1" office:value-type="string">
            <text:p text:style-name="P32">Comment</text:p>
          </table:table-cell>
        </table:table-row>
        <table:table-row table:style-name="TableLine1845942117728">
          <table:table-cell table:style-name="Tabell26.A2" office:value-type="string">
            <text:p text:style-name="P18">Message type</text:p>
          </table:table-cell>
          <table:table-cell table:style-name="Tabell26.A2" office:value-type="string">
            <text:p text:style-name="P25">0x<text:span text:style-name="T21">7</text:span></text:p>
          </table:table-cell>
          <table:table-cell table:style-name="Tabell26.C2" office:value-type="string">
            <text:p text:style-name="P25">For <text:span text:style-name="T21">OpenSourceLogger</text:span></text:p>
          </table:table-cell>
        </table:table-row>
        <table:table-row table:style-name="TableLine1845942122080">
          <table:table-cell table:style-name="Tabell26.A2" office:value-type="string">
            <text:p text:style-name="P58">Gain 0</text:p>
          </table:table-cell>
          <table:table-cell table:style-name="Tabell26.A2" office:value-type="string">
            <text:p text:style-name="P58">0x0 to 0x7</text:p>
          </table:table-cell>
          <table:table-cell table:style-name="Tabell26.C2" office:value-type="string">
            <text:p text:style-name="P58">Gain for configuration index 0</text:p>
          </table:table-cell>
        </table:table-row>
        <table:table-row table:style-name="TableLine1845942112832">
          <table:table-cell table:style-name="Tabell26.A2" office:value-type="string">
            <text:p text:style-name="P58">Gain 1</text:p>
          </table:table-cell>
          <table:table-cell table:style-name="Tabell26.A2" office:value-type="string">
            <text:p text:style-name="P58">0x0 to 0x7</text:p>
          </table:table-cell>
          <table:table-cell table:style-name="Tabell26.C2" office:value-type="string">
            <text:p text:style-name="P58">Gain for configuration index 1</text:p>
          </table:table-cell>
        </table:table-row>
        <table:table-row table:style-name="TableLine1845942115552">
          <table:table-cell table:style-name="Tabell26.A2" office:value-type="string">
            <text:p text:style-name="P58">Gain 2</text:p>
          </table:table-cell>
          <table:table-cell table:style-name="Tabell26.A2" office:value-type="string">
            <text:p text:style-name="P58">0x0 to 0x7</text:p>
          </table:table-cell>
          <table:table-cell table:style-name="Tabell26.C2" office:value-type="string">
            <text:p text:style-name="P58">Gain for configuration index 2</text:p>
          </table:table-cell>
        </table:table-row>
      </table:table>
      <text:p text:style-name="P75"/>
      <text:h text:style-name="P84" text:outline-level="2"><text:bookmark-start text:name="__RefHeading___Toc1693_433725410"/><text:span text:style-name="T16">PWM prescaler </text:span><text:span text:style-name="T24">set</text:span> OpenSourceLogger → STM32 PLC<text:bookmark-end text:name="__RefHeading___Toc1693_433725410"/></text:h>
      <text:p text:style-name="P94">Transmitted on GUI event:</text:p>
      <table:table table:name="Tabell19" table:style-name="Tabell19">
        <table:table-column table:style-name="Tabell19.A"/>
        <table:table-column table:style-name="Tabell19.B"/>
        <table:table-column table:style-name="Tabell19.C"/>
        <table:table-column table:style-name="Tabell19.D"/>
        <table:table-row table:style-name="TableLine1845858676992">
          <table:table-cell table:style-name="Tabell19.A1" office:value-type="string">
            <text:p text:style-name="P87">Byte 0</text:p>
          </table:table-cell>
          <table:table-cell table:style-name="Tabell19.A1" office:value-type="string">
            <text:p text:style-name="P87">Byte 1</text:p>
          </table:table-cell>
          <table:table-cell table:style-name="Tabell19.A1" office:value-type="string">
            <text:p text:style-name="P87">Byte 1</text:p>
          </table:table-cell>
          <table:table-cell table:style-name="Tabell19.D1" office:value-type="string">
            <text:p text:style-name="P87">Byte 2</text:p>
          </table:table-cell>
        </table:table-row>
        <table:table-row table:style-name="TableLine1845858712896">
          <table:table-cell table:style-name="Tabell19.A2" office:value-type="string">
            <text:p text:style-name="P87">Message type</text:p>
          </table:table-cell>
          <table:table-cell table:style-name="Tabell19.A2" office:value-type="string">
            <text:p text:style-name="P88">Per<text:span text:style-name="T17">i</text:span>pherial</text:p>
          </table:table-cell>
          <table:table-cell table:style-name="Tabell19.A2" office:value-type="string">
            <text:p text:style-name="P89">Prescaler MSB</text:p>
          </table:table-cell>
          <table:table-cell table:style-name="Tabell19.D2" office:value-type="string">
            <text:p text:style-name="P89">Prescaler LSB</text:p>
          </table:table-cell>
        </table:table-row>
      </table:table>
      <text:p text:style-name="P86">Receive: No response back</text:p>
      <text:p text:style-name="P95"/>
      <table:table table:name="Tabell20" table:style-name="Tabell20">
        <table:table-column table:style-name="Tabell20.A"/>
        <table:table-column table:style-name="Tabell20.B"/>
        <table:table-column table:style-name="Tabell20.C"/>
        <table:table-row table:style-name="TableLine1845858736288">
          <table:table-cell table:style-name="Tabell20.A1" office:value-type="string">
            <text:p text:style-name="P90">Byte</text:p>
          </table:table-cell>
          <table:table-cell table:style-name="Tabell20.A1" office:value-type="string">
            <text:p text:style-name="P91">Value</text:p>
          </table:table-cell>
          <table:table-cell table:style-name="Tabell20.C1" office:value-type="string">
            <text:p text:style-name="P91">Comment</text:p>
          </table:table-cell>
        </table:table-row>
        <table:table-row table:style-name="TableLine1845858733024">
          <table:table-cell table:style-name="Tabell20.A2" office:value-type="string">
            <text:p text:style-name="P92">Message type</text:p>
          </table:table-cell>
          <table:table-cell table:style-name="Tabell20.A2" office:value-type="string">
            <text:p text:style-name="P93">0x<text:span text:style-name="T17">5</text:span></text:p>
          </table:table-cell>
          <table:table-cell table:style-name="Tabell20.C2" office:value-type="string">
            <text:p text:style-name="P93">For <text:span text:style-name="T17">STM32 PLC</text:span></text:p>
          </table:table-cell>
        </table:table-row>
        <table:table-row table:style-name="TableLine1845858725408">
          <table:table-cell table:style-name="Tabell20.A2" office:value-type="string">
            <text:p text:style-name="P89">Peripherial</text:p>
          </table:table-cell>
          <table:table-cell table:style-name="Tabell20.A2" office:value-type="string">
            <text:p text:style-name="P89">0x0 or 0x1</text:p>
          </table:table-cell>
          <table:table-cell table:style-name="Tabell20.C2" office:value-type="string">
            <text:p text:style-name="P89">0x0 = PWM 0 to 3, 0x1 = PWM 4 to 7</text:p>
          </table:table-cell>
        </table:table-row>
        <table:table-row table:style-name="TableLine1845858741184">
          <table:table-cell table:style-name="Tabell20.A2" office:value-type="string">
            <text:p text:style-name="P89">Prescaler</text:p>
          </table:table-cell>
          <table:table-cell table:style-name="Tabell20.A2" office:value-type="string">
            <text:p text:style-name="P89">0x0 to 0xFFFF</text:p>
          </table:table-cell>
          <table:table-cell table:style-name="Tabell20.C2" office:value-type="string">
            <text:p text:style-name="P89">16-bit PWM prescaler</text:p>
          </table:table-cell>
        </table:table-row>
      </table:table>
      <text:h text:style-name="P83" text:outline-level="2"><text:soft-page-break/><text:span text:style-name="T18"/></text:h>
      <text:h text:style-name="P83" text:outline-level="2"><text:bookmark-start text:name="__RefHeading___Toc143_2528918303"/><text:span text:style-name="T22">PWM prescaler</text:span><text:span text:style-name="T25">s</text:span><text:span text:style-name="T16"> </text:span><text:span text:style-name="T19">request</text:span> OpenSourceLogger → STM32 PLC<text:bookmark-end text:name="__RefHeading___Toc143_2528918303"/></text:h>
      <text:p text:style-name="P74">Transmitted on <text:span text:style-name="T20">GUI</text:span> event:</text:p>
      <table:table table:name="Tabell27" table:style-name="Tabell27">
        <table:table-column table:style-name="Tabell27.A"/>
        <table:table-row table:style-name="TableLine1845942109840">
          <table:table-cell table:style-name="Tabell27.A1" office:value-type="string">
            <text:p text:style-name="P49">Byte 0</text:p>
          </table:table-cell>
        </table:table-row>
        <table:table-row table:style-name="TableLine1845942110928">
          <table:table-cell table:style-name="Tabell27.A2" office:value-type="string">
            <text:p text:style-name="P49">Message type</text:p>
          </table:table-cell>
        </table:table-row>
      </table:table>
      <text:p text:style-name="P9"/>
      <table:table table:name="Tabell28" table:style-name="Tabell28">
        <table:table-column table:style-name="Tabell28.A"/>
        <table:table-column table:style-name="Tabell28.B"/>
        <table:table-column table:style-name="Tabell28.C"/>
        <table:table-row table:style-name="TableLine1845942113376">
          <table:table-cell table:style-name="Tabell28.A1" office:value-type="string">
            <text:p text:style-name="P40">Byte</text:p>
          </table:table-cell>
          <table:table-cell table:style-name="Tabell28.A1" office:value-type="string">
            <text:p text:style-name="P33">Value</text:p>
          </table:table-cell>
          <table:table-cell table:style-name="Tabell28.C1" office:value-type="string">
            <text:p text:style-name="P33">Comment</text:p>
          </table:table-cell>
        </table:table-row>
        <table:table-row table:style-name="TableLine1845942112288">
          <table:table-cell table:style-name="Tabell28.A2" office:value-type="string">
            <text:p text:style-name="P19">Message type</text:p>
          </table:table-cell>
          <table:table-cell table:style-name="Tabell28.A2" office:value-type="string">
            <text:p text:style-name="P26">0x<text:span text:style-name="T22">6</text:span></text:p>
          </table:table-cell>
          <table:table-cell table:style-name="Tabell28.C2" office:value-type="string">
            <text:p text:style-name="P26">For <text:span text:style-name="T17">STM32 PLC</text:span></text:p>
          </table:table-cell>
        </table:table-row>
      </table:table>
      <text:p text:style-name="P76"/>
      <text:p text:style-name="P76">Receive <text:span text:style-name="T22">two prescalers</text:span><text:span text:style-name="T20">:</text:span></text:p>
      <table:table table:name="Tabell29" table:style-name="Tabell29">
        <table:table-column table:style-name="Tabell29.A"/>
        <table:table-column table:style-name="Tabell29.B"/>
        <table:table-column table:style-name="Tabell29.C"/>
        <table:table-row table:style-name="TableLine1845942107392">
          <table:table-cell table:style-name="Tabell29.A1" office:value-type="string">
            <text:p text:style-name="P49">Byte 0</text:p>
          </table:table-cell>
          <table:table-cell table:style-name="Tabell29.A1" office:value-type="string">
            <text:p text:style-name="P60">Byte 1</text:p>
          </table:table-cell>
          <table:table-cell table:style-name="Tabell29.C1" office:value-type="string">
            <text:p text:style-name="P60">Byte 2</text:p>
          </table:table-cell>
        </table:table-row>
        <table:table-row table:style-name="TableLine1845942108208">
          <table:table-cell table:style-name="Tabell29.A2" office:value-type="string">
            <text:p text:style-name="P49">Message type</text:p>
          </table:table-cell>
          <table:table-cell table:style-name="Tabell29.A2" office:value-type="string">
            <text:p text:style-name="P61">Prescaler 0</text:p>
          </table:table-cell>
          <table:table-cell table:style-name="Tabell29.C2" office:value-type="string">
            <text:p text:style-name="P61">Prescaler 1</text:p>
          </table:table-cell>
        </table:table-row>
      </table:table>
      <text:p text:style-name="P9"/>
      <table:table table:name="Tabell30" table:style-name="Tabell30">
        <table:table-column table:style-name="Tabell30.A"/>
        <table:table-column table:style-name="Tabell30.B"/>
        <table:table-column table:style-name="Tabell30.C"/>
        <table:table-row table:style-name="TableLine1845942114464">
          <table:table-cell table:style-name="Tabell30.A1" office:value-type="string">
            <text:p text:style-name="P40">Byte</text:p>
          </table:table-cell>
          <table:table-cell table:style-name="Tabell30.A1" office:value-type="string">
            <text:p text:style-name="P33">Value</text:p>
          </table:table-cell>
          <table:table-cell table:style-name="Tabell30.C1" office:value-type="string">
            <text:p text:style-name="P33">Comment</text:p>
          </table:table-cell>
        </table:table-row>
        <table:table-row table:style-name="TableLine1845942118544">
          <table:table-cell table:style-name="Tabell30.A2" office:value-type="string">
            <text:p text:style-name="P19">Message type</text:p>
          </table:table-cell>
          <table:table-cell table:style-name="Tabell30.A2" office:value-type="string">
            <text:p text:style-name="P26">0x<text:span text:style-name="T23">6</text:span></text:p>
          </table:table-cell>
          <table:table-cell table:style-name="Tabell30.C2" office:value-type="string">
            <text:p text:style-name="P26">For <text:span text:style-name="T21">OpenSourceLogger</text:span></text:p>
          </table:table-cell>
        </table:table-row>
        <table:table-row table:style-name="TableLine1845942116912">
          <table:table-cell table:style-name="Tabell30.A2" office:value-type="string">
            <text:p text:style-name="P59"><text:span text:style-name="T23">Prescaler</text:span> 0</text:p>
          </table:table-cell>
          <table:table-cell table:style-name="Tabell30.A2" office:value-type="string">
            <text:p text:style-name="P59">0x0 to 0x<text:span text:style-name="T23">FFFF</text:span></text:p>
          </table:table-cell>
          <table:table-cell table:style-name="Tabell30.C2" office:value-type="string">
            <text:p text:style-name="P61">Prescaler for PWM 0 to PWM 3</text:p>
          </table:table-cell>
        </table:table-row>
        <table:table-row table:style-name="TableLine1845942111744">
          <table:table-cell table:style-name="Tabell30.A2" office:value-type="string">
            <text:p text:style-name="P59">Gain 1</text:p>
          </table:table-cell>
          <table:table-cell table:style-name="Tabell30.A2" office:value-type="string">
            <text:p text:style-name="P59">0x0 to 0x<text:span text:style-name="T23">FFFF</text:span></text:p>
          </table:table-cell>
          <table:table-cell table:style-name="Tabell30.C2" office:value-type="string">
            <text:p text:style-name="P61">Prescaler for PWM 4 to PWM 7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12:25.970000000</meta:creation-date>
    <dc:date>2022-05-25T11:02:40.692000000</dc:date>
    <meta:editing-duration>PT1H53M11S</meta:editing-duration>
    <meta:editing-cycles>39</meta:editing-cycles>
    <meta:generator>LibreOffice/7.1.3.2$Windows_X86_64 LibreOffice_project/47f78053abe362b9384784d31a6e56f8511eb1c1</meta:generator>
    <meta:document-statistic meta:table-count="30" meta:image-count="0" meta:object-count="0" meta:page-count="5" meta:paragraph-count="398" meta:word-count="955" meta:character-count="4577" meta:non-whitespace-character-count="3949"/>
  </office:meta>
</office:document-meta>
</file>